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684in" style:rel-column-width="16978*"/>
    </style:style>
    <style:style style:name="Table2.B" style:family="table-column">
      <style:table-column-properties style:column-width="4.816in" style:rel-column-width="4855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2" style:family="paragraph" style:parent-style-name="Standard">
      <style:paragraph-properties fo:line-height="115%" fo:break-before="auto" fo:break-after="auto" style:writing-mode="lr-tb"/>
      <style:text-properties fo:font-weight="normal" officeooo:paragraph-rsid="0010b7ff" style:font-weight-asian="normal" style:font-weight-complex="normal"/>
    </style:style>
    <style:style style:name="P3" style:family="paragraph" style:parent-style-name="Standard">
      <style:paragraph-properties fo:line-height="115%" fo:text-align="start" style:justify-single-word="false" fo:break-before="auto" fo:break-after="auto" style:writing-mode="lr-tb"/>
      <style:text-properties officeooo:rsid="007223b9" officeooo:paragraph-rsid="007223b9"/>
    </style:style>
    <style:style style:name="P4" style:family="paragraph" style:parent-style-name="Standard">
      <style:paragraph-properties fo:line-height="115%" fo:break-before="auto" fo:break-after="auto" style:writing-mode="lr-tb"/>
      <style:text-properties fo:font-style="italic" officeooo:paragraph-rsid="00e467be" style:font-style-asian="italic" style:font-style-complex="italic"/>
    </style:style>
    <style:style style:name="P5" style:family="paragraph" style:parent-style-name="Standard">
      <style:paragraph-properties fo:margin-left="0in" fo:margin-right="0in" fo:line-height="115%" fo:text-indent="0in" style:auto-text-indent="false" fo:break-before="auto" fo:break-after="auto" style:writing-mode="lr-tb"/>
    </style:style>
    <style:style style:name="P6" style:family="paragraph" style:parent-style-name="Standard">
      <style:paragraph-properties fo:margin-left="0in" fo:margin-right="0in" fo:line-height="115%" fo:text-align="start" style:justify-single-word="false" fo:text-indent="0in" style:auto-text-indent="false" fo:break-before="auto" fo:break-after="auto" style:writing-mode="lr-tb"/>
      <style:text-properties officeooo:rsid="006a443a" officeooo:paragraph-rsid="00b08798"/>
    </style:style>
    <style:style style:name="P7" style:family="paragraph" style:parent-style-name="Standard">
      <style:paragraph-properties fo:margin-left="0in" fo:margin-right="0in" fo:line-height="115%" fo:text-align="start" style:justify-single-word="false" fo:text-indent="0in" style:auto-text-indent="false" fo:break-before="auto" fo:break-after="auto" style:writing-mode="lr-tb"/>
      <style:text-properties officeooo:rsid="006bbdb7" officeooo:paragraph-rsid="00b08798"/>
    </style:style>
    <style:style style:name="P8" style:family="paragraph" style:parent-style-name="Standard">
      <style:paragraph-properties fo:margin-left="0in" fo:margin-right="0in" fo:line-height="115%" fo:text-indent="0in" style:auto-text-indent="false" fo:break-before="auto" fo:break-after="auto" style:writing-mode="lr-tb"/>
      <style:text-properties officeooo:rsid="006bbdb7" officeooo:paragraph-rsid="00b08798"/>
    </style:style>
    <style:style style:name="P9" style:family="paragraph" style:parent-style-name="Standard">
      <style:paragraph-properties fo:margin-left="0in" fo:margin-right="0in" fo:line-height="115%" fo:text-indent="0in" style:auto-text-indent="false" fo:break-before="auto" fo:break-after="auto" style:writing-mode="lr-tb"/>
      <style:text-properties officeooo:rsid="006d0ee8" officeooo:paragraph-rsid="00b08798"/>
    </style:style>
    <style:style style:name="P10" style:family="paragraph" style:parent-style-name="Standard">
      <style:paragraph-properties fo:margin-left="0in" fo:margin-right="0in" fo:line-height="115%" fo:text-indent="0in" style:auto-text-indent="false" fo:break-before="auto" fo:break-after="auto" style:writing-mode="lr-tb"/>
      <style:text-properties fo:font-weight="bold" officeooo:rsid="00358f72" officeooo:paragraph-rsid="00d1e2af" style:font-weight-asian="bold" style:font-weight-complex="bold"/>
    </style:style>
    <style:style style:name="P11" style:family="paragraph" style:parent-style-name="Standard">
      <style:paragraph-properties fo:margin-left="0in" fo:margin-right="0in" fo:line-height="115%" fo:text-indent="0in" style:auto-text-indent="false" fo:break-before="auto" fo:break-after="auto" style:writing-mode="lr-tb"/>
      <style:text-properties fo:font-size="11pt" fo:font-style="italic" officeooo:paragraph-rsid="00d76813" style:font-size-asian="11pt" style:font-style-asian="italic" style:font-size-complex="11pt" style:font-style-complex="italic"/>
    </style:style>
    <style:style style:name="P12" style:family="paragraph" style:parent-style-name="Standard">
      <style:paragraph-properties fo:margin-left="0in" fo:margin-right="0in" fo:line-height="115%" fo:text-indent="0in" style:auto-text-indent="false" fo:break-before="auto" fo:break-after="auto" style:writing-mode="lr-tb"/>
      <style:text-properties fo:font-size="11pt" fo:font-style="italic" officeooo:paragraph-rsid="00da5284" style:font-size-asian="11pt" style:font-style-asian="italic" style:font-size-complex="11pt" style:font-style-complex="italic"/>
    </style:style>
    <style:style style:name="P13" style:family="paragraph" style:parent-style-name="Standard">
      <style:paragraph-properties fo:margin-left="0in" fo:margin-right="0in" fo:line-height="115%" fo:text-indent="0in" style:auto-text-indent="false" fo:break-before="auto" fo:break-after="auto" style:writing-mode="lr-tb"/>
      <style:text-properties fo:font-size="11pt" fo:font-style="italic" officeooo:paragraph-rsid="00dcbf07" style:font-size-asian="11pt" style:font-style-asian="italic" style:font-size-complex="11pt" style:font-style-complex="italic"/>
    </style:style>
    <style:style style:name="P14" style:family="paragraph" style:parent-style-name="Standard">
      <style:paragraph-properties fo:margin-left="0in" fo:margin-right="0in" fo:line-height="115%" fo:text-indent="0in" style:auto-text-indent="false" style:writing-mode="lr-tb"/>
      <style:text-properties officeooo:paragraph-rsid="00281a70"/>
    </style:style>
    <style:style style:name="P15" style:family="paragraph" style:parent-style-name="Standard">
      <style:paragraph-properties fo:margin-left="0in" fo:margin-right="0in" fo:line-height="115%" fo:text-indent="0in" style:auto-text-indent="false" style:writing-mode="lr-tb"/>
      <style:text-properties officeooo:paragraph-rsid="00d1e2af"/>
    </style:style>
    <style:style style:name="P16" style:family="paragraph" style:parent-style-name="Standard">
      <style:paragraph-properties fo:margin-left="0in" fo:margin-right="0in" fo:line-height="115%" fo:text-indent="0in" style:auto-text-indent="false" style:writing-mode="lr-tb"/>
      <style:text-properties officeooo:rsid="0077da89" officeooo:paragraph-rsid="0077da89"/>
    </style:style>
    <style:style style:name="P17" style:family="paragraph" style:parent-style-name="Standard">
      <style:paragraph-properties fo:margin-left="0in" fo:margin-right="0in" fo:line-height="115%" fo:text-indent="0in" style:auto-text-indent="false" style:writing-mode="lr-tb"/>
      <style:text-properties fo:font-size="11pt" fo:font-style="italic" fo:font-weight="bold" officeooo:rsid="005ffc5a" officeooo:paragraph-rsid="00d1e2af" style:font-size-asian="11pt" style:font-style-asian="italic" style:font-weight-asian="bold" style:font-size-complex="11pt" style:font-style-complex="italic" style:font-weight-complex="bold"/>
    </style:style>
    <style:style style:name="P18" style:family="paragraph" style:parent-style-name="Standard">
      <style:paragraph-properties fo:margin-left="0in" fo:margin-right="0in" fo:line-height="115%" fo:text-indent="0in" style:auto-text-indent="false" style:writing-mode="lr-tb"/>
      <style:text-properties fo:font-size="11pt" fo:font-style="italic" officeooo:paragraph-rsid="00d76813" style:font-size-asian="11pt" style:font-style-asian="italic" style:font-size-complex="11pt" style:font-style-complex="italic"/>
    </style:style>
    <style:style style:name="P19" style:family="paragraph" style:parent-style-name="Standard">
      <style:paragraph-properties fo:margin-left="0in" fo:margin-right="0in" fo:line-height="115%" fo:text-indent="0in" style:auto-text-indent="false" style:writing-mode="lr-tb"/>
      <style:text-properties fo:font-size="11pt" fo:font-style="italic" officeooo:paragraph-rsid="00db8422" style:font-size-asian="11pt" style:font-style-asian="italic" style:font-size-complex="11pt" style:font-style-complex="italic"/>
    </style:style>
    <style:style style:name="P20" style:family="paragraph" style:parent-style-name="Standard">
      <style:paragraph-properties fo:margin-left="0in" fo:margin-right="0in" fo:line-height="115%" fo:text-indent="0in" style:auto-text-indent="false" style:writing-mode="lr-tb"/>
      <style:text-properties fo:font-size="11pt" fo:font-style="italic" officeooo:paragraph-rsid="00dcbf07" style:font-size-asian="11pt" style:font-style-asian="italic" style:font-size-complex="11pt" style:font-style-complex="italic"/>
    </style:style>
    <style:style style:name="P21" style:family="paragraph" style:parent-style-name="Standard">
      <style:paragraph-properties fo:margin-left="0in" fo:margin-right="0in" fo:line-height="115%" fo:text-indent="0in" style:auto-text-indent="false" style:writing-mode="lr-tb"/>
      <style:text-properties fo:font-size="11pt" officeooo:paragraph-rsid="00d1e2af" style:font-size-asian="11pt" style:font-size-complex="11pt"/>
    </style:style>
    <style:style style:name="P22" style:family="paragraph" style:parent-style-name="Standard">
      <style:paragraph-properties fo:margin-left="0in" fo:margin-right="0in" fo:line-height="115%" fo:text-indent="0in" style:auto-text-indent="false" style:writing-mode="lr-tb"/>
      <style:text-properties fo:font-size="11pt" fo:font-style="normal" officeooo:paragraph-rsid="00d76813" style:font-size-asian="11pt" style:font-style-asian="normal" style:font-size-complex="11pt" style:font-style-complex="normal"/>
    </style:style>
    <style:style style:name="P23" style:family="paragraph" style:parent-style-name="Standard">
      <style:paragraph-properties fo:margin-left="0in" fo:margin-right="0in" fo:line-height="115%" fo:text-indent="0in" style:auto-text-indent="false" style:writing-mode="lr-tb"/>
      <style:text-properties fo:font-size="11pt" fo:font-style="normal" officeooo:paragraph-rsid="00da5284" style:font-size-asian="11pt" style:font-style-asian="normal" style:font-size-complex="11pt" style:font-style-complex="normal"/>
    </style:style>
    <style:style style:name="P24" style:family="paragraph" style:parent-style-name="Standard">
      <style:paragraph-properties fo:margin-left="0in" fo:margin-right="0in" fo:line-height="115%" fo:text-indent="0in" style:auto-text-indent="false" style:writing-mode="lr-tb"/>
      <style:text-properties fo:font-size="11pt" fo:font-style="normal" officeooo:paragraph-rsid="00dcbf07" style:font-size-asian="11pt" style:font-style-asian="normal" style:font-size-complex="11pt" style:font-style-complex="normal"/>
    </style:style>
    <style:style style:name="P25" style:family="paragraph" style:parent-style-name="Standard">
      <style:paragraph-properties fo:margin-left="0in" fo:margin-right="0in" fo:line-height="115%" fo:text-indent="0in" style:auto-text-indent="false" style:writing-mode="lr-tb"/>
      <style:text-properties fo:font-size="11pt" fo:font-style="normal" fo:font-weight="bold" officeooo:paragraph-rsid="00db8422" style:font-size-asian="11pt" style:font-style-asian="normal" style:font-weight-asian="bold" style:font-size-complex="11pt" style:font-style-complex="normal" style:font-weight-complex="bold"/>
    </style:style>
    <style:style style:name="P26" style:family="paragraph" style:parent-style-name="Standard">
      <style:paragraph-properties fo:margin-left="0in" fo:margin-right="0in" fo:line-height="115%" fo:text-align="start" style:justify-single-word="false" fo:text-indent="0in" style:auto-text-indent="false" style:writing-mode="lr-tb"/>
      <style:text-properties fo:font-weight="normal" officeooo:rsid="009e5f97" officeooo:paragraph-rsid="00abad06" style:font-weight-asian="normal" style:font-weight-complex="normal"/>
    </style:style>
    <style:style style:name="P27" style:family="paragraph" style:parent-style-name="Standard">
      <style:paragraph-properties fo:margin-left="0in" fo:margin-right="0in" fo:line-height="115%" fo:text-indent="0in" style:auto-text-indent="false" style:writing-mode="lr-tb"/>
      <style:text-properties fo:font-weight="normal" officeooo:rsid="011b5f42" officeooo:paragraph-rsid="011b5f42" style:font-weight-asian="normal" style:font-weight-complex="normal"/>
    </style:style>
    <style:style style:name="P28" style:family="paragraph" style:parent-style-name="Standard">
      <style:paragraph-properties fo:margin-left="0in" fo:margin-right="0in" fo:line-height="115%" fo:text-indent="0in" style:auto-text-indent="false" style:writing-mode="lr-tb"/>
      <style:text-properties fo:font-weight="normal" officeooo:rsid="00705ce0" officeooo:paragraph-rsid="010d61b2" style:font-weight-asian="normal" style:font-weight-complex="normal"/>
    </style:style>
    <style:style style:name="P29" style:family="paragraph" style:parent-style-name="Standard">
      <style:paragraph-properties fo:margin-left="0in" fo:margin-right="0in" fo:line-height="115%" fo:text-align="start" style:justify-single-word="false" fo:text-indent="0in" style:auto-text-indent="false" style:writing-mode="lr-tb"/>
      <style:text-properties officeooo:rsid="006bbdb7" officeooo:paragraph-rsid="00b08798"/>
    </style:style>
    <style:style style:name="P30" style:family="paragraph" style:parent-style-name="Standard">
      <style:paragraph-properties fo:margin-left="0in" fo:margin-right="0in" fo:line-height="115%" fo:text-indent="0in" style:auto-text-indent="false" style:writing-mode="lr-tb"/>
      <style:text-properties officeooo:rsid="006bbdb7" officeooo:paragraph-rsid="00b08798"/>
    </style:style>
    <style:style style:name="P31" style:family="paragraph" style:parent-style-name="Standard">
      <style:paragraph-properties fo:margin-left="0in" fo:margin-right="0in" fo:line-height="115%" fo:text-indent="0in" style:auto-text-indent="false" style:writing-mode="lr-tb"/>
      <style:text-properties fo:font-weight="bold" officeooo:rsid="0048e05c" officeooo:paragraph-rsid="00b08798" style:font-weight-asian="bold" style:font-weight-complex="bold"/>
    </style:style>
    <style:style style:name="P32" style:family="paragraph" style:parent-style-name="Standard">
      <style:paragraph-properties fo:margin-left="0in" fo:margin-right="0in" fo:line-height="115%" fo:text-indent="0in" style:auto-text-indent="false" style:writing-mode="lr-tb"/>
      <style:text-properties fo:font-weight="bold" officeooo:paragraph-rsid="00d1e2af" style:font-weight-asian="bold" style:font-weight-complex="bold"/>
    </style:style>
    <style:style style:name="P33" style:family="paragraph" style:parent-style-name="Standard">
      <style:paragraph-properties fo:margin-left="0in" fo:margin-right="0in" fo:line-height="115%" fo:text-indent="0in" style:auto-text-indent="false" style:writing-mode="lr-tb"/>
      <style:text-properties fo:font-weight="bold" officeooo:rsid="00c1cfa9" officeooo:paragraph-rsid="010d61b2" style:font-weight-asian="bold" style:font-weight-complex="bold"/>
    </style:style>
    <style:style style:name="P34" style:family="paragraph" style:parent-style-name="Standard">
      <style:paragraph-properties fo:margin-left="0in" fo:margin-right="0in" fo:line-height="115%" fo:text-indent="0in" style:auto-text-indent="false" style:writing-mode="lr-tb"/>
      <style:text-properties fo:font-style="normal" officeooo:paragraph-rsid="00e60fbe" style:font-style-asian="normal" style:font-style-complex="normal"/>
    </style:style>
    <style:style style:name="P35" style:family="paragraph" style:parent-style-name="Standard">
      <style:paragraph-properties fo:margin-left="0in" fo:margin-right="0in" fo:line-height="115%" fo:text-indent="0in" style:auto-text-indent="false" style:writing-mode="lr-tb"/>
      <style:text-properties fo:font-style="normal" fo:font-weight="bold" officeooo:paragraph-rsid="00ebb77c" style:font-style-asian="normal" style:font-weight-asian="bold" style:font-style-complex="normal" style:font-weight-complex="bold"/>
    </style:style>
    <style:style style:name="P36" style:family="paragraph" style:parent-style-name="Standard">
      <style:paragraph-properties fo:margin-left="0in" fo:margin-right="0in" fo:line-height="115%" fo:text-indent="0in" style:auto-text-indent="false" style:writing-mode="lr-tb"/>
      <style:text-properties fo:font-style="italic" officeooo:paragraph-rsid="00e60fbe" style:font-style-asian="italic" style:font-style-complex="italic"/>
    </style:style>
    <style:style style:name="P37" style:family="paragraph" style:parent-style-name="Standard">
      <style:paragraph-properties fo:margin-left="0in" fo:margin-right="0in" fo:line-height="115%" fo:text-indent="0in" style:auto-text-indent="false" style:writing-mode="lr-tb"/>
      <style:text-properties fo:font-style="italic" officeooo:paragraph-rsid="00ebb77c" style:font-style-asian="italic" style:font-style-complex="italic"/>
    </style:style>
    <style:style style:name="P38" style:family="paragraph" style:parent-style-name="Standard">
      <style:paragraph-properties fo:line-height="115%" fo:text-align="start" style:justify-single-word="false" style:writing-mode="lr-tb"/>
      <style:text-properties officeooo:rsid="000b8a88" officeooo:paragraph-rsid="000b8a88"/>
    </style:style>
    <style:style style:name="P39" style:family="paragraph" style:parent-style-name="Standard">
      <style:paragraph-properties fo:line-height="115%" fo:text-align="center" style:justify-single-word="false" style:writing-mode="lr-tb"/>
      <style:text-properties officeooo:rsid="000b8a88" officeooo:paragraph-rsid="000b8a88"/>
    </style:style>
    <style:style style:name="P40" style:family="paragraph" style:parent-style-name="Standard">
      <style:paragraph-properties fo:line-height="115%" fo:text-align="start" style:justify-single-word="false" style:writing-mode="lr-tb"/>
      <style:text-properties officeooo:paragraph-rsid="010e98c7"/>
    </style:style>
    <style:style style:name="P41" style:family="paragraph" style:parent-style-name="Standard">
      <style:paragraph-properties fo:line-height="115%" fo:text-align="start" style:justify-single-word="false" style:writing-mode="lr-tb"/>
      <style:text-properties officeooo:paragraph-rsid="010f0ec1"/>
    </style:style>
    <style:style style:name="P42" style:family="paragraph" style:parent-style-name="Standard">
      <style:paragraph-properties fo:line-height="115%" fo:text-align="start" style:justify-single-word="false" style:writing-mode="lr-tb"/>
      <style:text-properties officeooo:paragraph-rsid="011049b4"/>
    </style:style>
    <style:style style:name="P43" style:family="paragraph" style:parent-style-name="Standard">
      <style:paragraph-properties fo:line-height="115%" style:writing-mode="lr-tb"/>
      <style:text-properties officeooo:paragraph-rsid="00bebb18"/>
    </style:style>
    <style:style style:name="P44" style:family="paragraph" style:parent-style-name="Standard">
      <style:paragraph-properties fo:line-height="115%" style:writing-mode="lr-tb"/>
      <style:text-properties officeooo:paragraph-rsid="00d1e2af"/>
    </style:style>
    <style:style style:name="P45" style:family="paragraph" style:parent-style-name="Standard">
      <style:paragraph-properties fo:line-height="115%" style:writing-mode="lr-tb"/>
      <style:text-properties officeooo:paragraph-rsid="00ec7a33"/>
    </style:style>
    <style:style style:name="P46" style:family="paragraph" style:parent-style-name="Standard">
      <style:paragraph-properties fo:line-height="115%" style:writing-mode="lr-tb"/>
      <style:text-properties officeooo:paragraph-rsid="014297e5"/>
    </style:style>
    <style:style style:name="P47" style:family="paragraph" style:parent-style-name="Standard">
      <style:paragraph-properties fo:line-height="115%" style:writing-mode="lr-tb"/>
      <style:text-properties officeooo:paragraph-rsid="0158bff6"/>
    </style:style>
    <style:style style:name="P48" style:family="paragraph" style:parent-style-name="Standard">
      <style:paragraph-properties fo:line-height="115%" style:writing-mode="lr-tb"/>
      <style:text-properties officeooo:paragraph-rsid="00f01258"/>
    </style:style>
    <style:style style:name="P49" style:family="paragraph" style:parent-style-name="Standard">
      <style:paragraph-properties fo:line-height="115%" style:writing-mode="lr-tb"/>
      <style:text-properties officeooo:paragraph-rsid="015a07b5"/>
    </style:style>
    <style:style style:name="P50" style:family="paragraph" style:parent-style-name="Standard">
      <style:paragraph-properties fo:line-height="115%" style:writing-mode="lr-tb"/>
      <style:text-properties officeooo:paragraph-rsid="015b5b5c"/>
    </style:style>
    <style:style style:name="P51" style:family="paragraph" style:parent-style-name="Standard">
      <style:paragraph-properties fo:line-height="115%" style:writing-mode="lr-tb"/>
      <style:text-properties officeooo:paragraph-rsid="015bbf47"/>
    </style:style>
    <style:style style:name="P52" style:family="paragraph" style:parent-style-name="Standard">
      <style:paragraph-properties fo:line-height="115%" style:writing-mode="lr-tb"/>
      <style:text-properties officeooo:paragraph-rsid="0010b7ff"/>
    </style:style>
    <style:style style:name="P53" style:family="paragraph" style:parent-style-name="Standard">
      <style:paragraph-properties fo:line-height="115%" style:writing-mode="lr-tb"/>
      <style:text-properties officeooo:paragraph-rsid="00e467be"/>
    </style:style>
    <style:style style:name="P54" style:family="paragraph" style:parent-style-name="Standard">
      <style:paragraph-properties fo:line-height="115%" style:writing-mode="lr-tb"/>
      <style:text-properties officeooo:rsid="0010b7ff" officeooo:paragraph-rsid="0010b7ff"/>
    </style:style>
    <style:style style:name="P55" style:family="paragraph" style:parent-style-name="Standard">
      <style:paragraph-properties fo:line-height="115%" fo:text-align="start" style:justify-single-word="false" style:writing-mode="lr-tb"/>
      <style:text-properties fo:font-weight="bold" officeooo:rsid="000b8a88" officeooo:paragraph-rsid="000b8a88" style:font-weight-asian="bold" style:font-weight-complex="bold"/>
    </style:style>
    <style:style style:name="P56" style:family="paragraph" style:parent-style-name="Standard">
      <style:paragraph-properties fo:line-height="115%" style:writing-mode="lr-tb"/>
      <style:text-properties fo:font-weight="bold" officeooo:rsid="0077da89" officeooo:paragraph-rsid="00821cf7" style:font-weight-asian="bold" style:font-weight-complex="bold"/>
    </style:style>
    <style:style style:name="P57" style:family="paragraph" style:parent-style-name="Standard">
      <style:paragraph-properties fo:line-height="115%" style:writing-mode="lr-tb"/>
      <style:text-properties fo:font-weight="bold" officeooo:rsid="0077da89" officeooo:paragraph-rsid="00f1be1e" style:font-weight-asian="bold" style:font-weight-complex="bold"/>
    </style:style>
    <style:style style:name="P58" style:family="paragraph" style:parent-style-name="Standard">
      <style:paragraph-properties fo:line-height="115%" style:writing-mode="lr-tb"/>
      <style:text-properties fo:font-weight="bold" officeooo:rsid="00821cf7" officeooo:paragraph-rsid="00821cf7" style:font-weight-asian="bold" style:font-weight-complex="bold"/>
    </style:style>
    <style:style style:name="P59"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60" style:family="paragraph" style:parent-style-name="Standard">
      <style:paragraph-properties fo:line-height="115%" fo:text-align="start" style:justify-single-word="false" style:writing-mode="lr-tb"/>
      <style:text-properties fo:font-weight="bold" style:font-weight-asian="bold" style:font-weight-complex="bold"/>
    </style:style>
    <style:style style:name="P61" style:family="paragraph" style:parent-style-name="Standard">
      <style:paragraph-properties fo:line-height="115%" fo:text-align="start" style:justify-single-word="false" style:writing-mode="lr-tb"/>
      <style:text-properties fo:font-weight="bold" officeooo:rsid="009e5f97" officeooo:paragraph-rsid="009e5f97" style:font-weight-asian="bold" style:font-weight-complex="bold"/>
    </style:style>
    <style:style style:name="P62" style:family="paragraph" style:parent-style-name="Standard">
      <style:paragraph-properties fo:line-height="115%" fo:text-align="start" style:justify-single-word="false" style:writing-mode="lr-tb"/>
      <style:text-properties fo:font-weight="bold" officeooo:rsid="009e5f97" officeooo:paragraph-rsid="00df7d7a" style:font-weight-asian="bold" style:font-weight-complex="bold"/>
    </style:style>
    <style:style style:name="P63" style:family="paragraph" style:parent-style-name="Standard">
      <style:paragraph-properties fo:line-height="115%" fo:text-align="start" style:justify-single-word="false" style:writing-mode="lr-tb"/>
      <style:text-properties fo:font-weight="bold" officeooo:rsid="009e5f97" officeooo:paragraph-rsid="00f7a612" style:font-weight-asian="bold" style:font-weight-complex="bold"/>
    </style:style>
    <style:style style:name="P64" style:family="paragraph" style:parent-style-name="Standard">
      <style:paragraph-properties fo:line-height="115%" fo:text-align="start" style:justify-single-word="false" style:writing-mode="lr-tb"/>
      <style:text-properties fo:font-weight="bold" officeooo:rsid="009e5f97" officeooo:paragraph-rsid="01212719" style:font-weight-asian="bold" style:font-weight-complex="bold"/>
    </style:style>
    <style:style style:name="P65" style:family="paragraph" style:parent-style-name="Standard">
      <style:paragraph-properties fo:line-height="115%" fo:text-align="start" style:justify-single-word="false" style:writing-mode="lr-tb"/>
      <style:text-properties fo:font-weight="bold" officeooo:rsid="009e5f97" officeooo:paragraph-rsid="01217ba0" style:font-weight-asian="bold" style:font-weight-complex="bold"/>
    </style:style>
    <style:style style:name="P66" style:family="paragraph" style:parent-style-name="Standard">
      <style:paragraph-properties fo:line-height="115%" fo:text-align="start" style:justify-single-word="false" style:writing-mode="lr-tb"/>
      <style:text-properties fo:font-weight="bold" officeooo:rsid="009e5f97" officeooo:paragraph-rsid="01220723" style:font-weight-asian="bold" style:font-weight-complex="bold"/>
    </style:style>
    <style:style style:name="P67" style:family="paragraph" style:parent-style-name="Standard">
      <style:paragraph-properties fo:line-height="115%" fo:text-align="start" style:justify-single-word="false" style:writing-mode="lr-tb"/>
      <style:text-properties fo:font-weight="bold" officeooo:rsid="009e5f97" officeooo:paragraph-rsid="012276fa" style:font-weight-asian="bold" style:font-weight-complex="bold"/>
    </style:style>
    <style:style style:name="P68" style:family="paragraph" style:parent-style-name="Standard">
      <style:paragraph-properties fo:line-height="115%" fo:text-align="start" style:justify-single-word="false" style:writing-mode="lr-tb"/>
      <style:text-properties fo:font-weight="bold" officeooo:rsid="009e5f97" officeooo:paragraph-rsid="01236d61" style:font-weight-asian="bold" style:font-weight-complex="bold"/>
    </style:style>
    <style:style style:name="P69" style:family="paragraph" style:parent-style-name="Standard">
      <style:paragraph-properties fo:line-height="115%" fo:text-align="start" style:justify-single-word="false" style:writing-mode="lr-tb"/>
      <style:text-properties fo:font-weight="bold" officeooo:rsid="009fa4a4" officeooo:paragraph-rsid="00a95e51" style:font-weight-asian="bold" style:font-weight-complex="bold"/>
    </style:style>
    <style:style style:name="P70" style:family="paragraph" style:parent-style-name="Standard">
      <style:paragraph-properties fo:line-height="115%" fo:text-align="start" style:justify-single-word="false" style:writing-mode="lr-tb"/>
      <style:text-properties fo:font-weight="bold" officeooo:rsid="00a714e4" officeooo:paragraph-rsid="00c24318" style:font-weight-asian="bold" style:font-weight-complex="bold"/>
    </style:style>
    <style:style style:name="P71" style:family="paragraph" style:parent-style-name="Standard">
      <style:paragraph-properties fo:line-height="115%" fo:text-align="start" style:justify-single-word="false" style:writing-mode="lr-tb"/>
      <style:text-properties fo:font-weight="bold" officeooo:rsid="00a95e51" officeooo:paragraph-rsid="00cb89fb" style:font-weight-asian="bold" style:font-weight-complex="bold"/>
    </style:style>
    <style:style style:name="P72" style:family="paragraph" style:parent-style-name="Standard">
      <style:paragraph-properties fo:line-height="115%" style:writing-mode="lr-tb"/>
      <style:text-properties fo:font-weight="bold" officeooo:rsid="017df5b2" officeooo:paragraph-rsid="017df5b2" style:font-weight-asian="bold" style:font-weight-complex="bold"/>
    </style:style>
    <style:style style:name="P73" style:family="paragraph" style:parent-style-name="Standard">
      <style:paragraph-properties fo:line-height="115%" style:writing-mode="lr-tb"/>
      <style:text-properties fo:font-weight="bold" officeooo:rsid="01859032" officeooo:paragraph-rsid="01859032" style:font-weight-asian="bold" style:font-weight-complex="bold"/>
    </style:style>
    <style:style style:name="P74" style:family="paragraph" style:parent-style-name="Standard">
      <style:paragraph-properties fo:line-height="115%" style:writing-mode="lr-tb"/>
      <style:text-properties officeooo:rsid="00176065" officeooo:paragraph-rsid="00176065"/>
    </style:style>
    <style:style style:name="P75" style:family="paragraph" style:parent-style-name="Standard">
      <style:paragraph-properties fo:line-height="115%" style:writing-mode="lr-tb"/>
      <style:text-properties officeooo:rsid="00176065" officeooo:paragraph-rsid="0025ab06"/>
    </style:style>
    <style:style style:name="P76" style:family="paragraph" style:parent-style-name="Standard">
      <style:paragraph-properties fo:line-height="115%" style:writing-mode="lr-tb"/>
      <style:text-properties officeooo:rsid="0025ab06" officeooo:paragraph-rsid="004cbe43"/>
    </style:style>
    <style:style style:name="P77" style:family="paragraph" style:parent-style-name="Standard">
      <style:paragraph-properties fo:line-height="115%" style:writing-mode="lr-tb"/>
      <style:text-properties fo:font-weight="normal" officeooo:paragraph-rsid="002d35c0" style:font-weight-asian="normal" style:font-weight-complex="normal"/>
    </style:style>
    <style:style style:name="P78" style:family="paragraph" style:parent-style-name="Standard">
      <style:paragraph-properties fo:line-height="115%" style:writing-mode="lr-tb"/>
      <style:text-properties fo:font-weight="normal" officeooo:paragraph-rsid="015a07b5" style:font-weight-asian="normal" style:font-weight-complex="normal"/>
    </style:style>
    <style:style style:name="P79" style:family="paragraph" style:parent-style-name="Standard">
      <style:paragraph-properties fo:line-height="115%" style:writing-mode="lr-tb"/>
      <style:text-properties fo:font-weight="normal" officeooo:paragraph-rsid="015b5b5c" style:font-weight-asian="normal" style:font-weight-complex="normal"/>
    </style:style>
    <style:style style:name="P80" style:family="paragraph" style:parent-style-name="Standard">
      <style:paragraph-properties fo:line-height="115%" style:writing-mode="lr-tb"/>
      <style:text-properties fo:font-weight="normal" officeooo:paragraph-rsid="00f01258" style:font-weight-asian="normal" style:font-weight-complex="normal"/>
    </style:style>
    <style:style style:name="P81" style:family="paragraph" style:parent-style-name="Standard">
      <style:paragraph-properties fo:line-height="115%" style:writing-mode="lr-tb"/>
      <style:text-properties fo:font-weight="normal" officeooo:rsid="00821cf7" officeooo:paragraph-rsid="00821cf7" style:font-weight-asian="normal" style:font-weight-complex="normal"/>
    </style:style>
    <style:style style:name="P82" style:family="paragraph" style:parent-style-name="Standard">
      <style:paragraph-properties fo:line-height="115%" style:writing-mode="lr-tb"/>
      <style:text-properties fo:font-weight="normal" officeooo:rsid="00821cf7" officeooo:paragraph-rsid="00832c22" style:font-weight-asian="normal" style:font-weight-complex="normal"/>
    </style:style>
    <style:style style:name="P83" style:family="paragraph" style:parent-style-name="Standard">
      <style:paragraph-properties fo:line-height="115%" fo:text-align="start" style:justify-single-word="false" style:writing-mode="lr-tb"/>
      <style:text-properties fo:font-weight="normal" officeooo:rsid="009e5f97" officeooo:paragraph-rsid="009e5f97" style:font-weight-asian="normal" style:font-weight-complex="normal"/>
    </style:style>
    <style:style style:name="P84" style:family="paragraph" style:parent-style-name="Standard">
      <style:paragraph-properties fo:line-height="115%" fo:text-align="start" style:justify-single-word="false" style:writing-mode="lr-tb"/>
      <style:text-properties fo:font-weight="normal" officeooo:rsid="009e5f97" officeooo:paragraph-rsid="00d1d146" style:font-weight-asian="normal" style:font-weight-complex="normal"/>
    </style:style>
    <style:style style:name="P85" style:family="paragraph" style:parent-style-name="Standard">
      <style:paragraph-properties fo:line-height="115%" fo:text-align="start" style:justify-single-word="false" style:writing-mode="lr-tb"/>
      <style:text-properties fo:font-weight="normal" officeooo:rsid="009e5f97" officeooo:paragraph-rsid="00df7d7a" style:font-weight-asian="normal" style:font-weight-complex="normal"/>
    </style:style>
    <style:style style:name="P86" style:family="paragraph" style:parent-style-name="Standard">
      <style:paragraph-properties fo:line-height="115%" fo:text-align="start" style:justify-single-word="false" style:writing-mode="lr-tb"/>
      <style:text-properties fo:font-weight="normal" officeooo:rsid="009e5f97" officeooo:paragraph-rsid="00faa860" style:font-weight-asian="normal" style:font-weight-complex="normal"/>
    </style:style>
    <style:style style:name="P87" style:family="paragraph" style:parent-style-name="Standard">
      <style:paragraph-properties fo:line-height="115%" fo:text-align="start" style:justify-single-word="false" style:writing-mode="lr-tb"/>
      <style:text-properties fo:font-weight="normal" officeooo:rsid="009e5f97" officeooo:paragraph-rsid="0109f80a" style:font-weight-asian="normal" style:font-weight-complex="normal"/>
    </style:style>
    <style:style style:name="P88" style:family="paragraph" style:parent-style-name="Standard">
      <style:paragraph-properties fo:line-height="115%" fo:text-align="start" style:justify-single-word="false" style:writing-mode="lr-tb"/>
      <style:text-properties fo:font-weight="normal" officeooo:rsid="009e5f97" officeooo:paragraph-rsid="0129d2e0" style:font-weight-asian="normal" style:font-weight-complex="normal"/>
    </style:style>
    <style:style style:name="P89" style:family="paragraph" style:parent-style-name="Standard">
      <style:paragraph-properties fo:line-height="115%" fo:text-align="start" style:justify-single-word="false" style:writing-mode="lr-tb"/>
      <style:text-properties fo:font-weight="normal" officeooo:rsid="009e5f97" officeooo:paragraph-rsid="012276fa" style:font-weight-asian="normal" style:font-weight-complex="normal"/>
    </style:style>
    <style:style style:name="P90" style:family="paragraph" style:parent-style-name="Standard">
      <style:paragraph-properties fo:line-height="115%" style:writing-mode="lr-tb"/>
      <style:text-properties fo:font-weight="normal" officeooo:rsid="0010b7ff" officeooo:paragraph-rsid="0010b7ff" style:font-weight-asian="normal" style:font-weight-complex="normal"/>
    </style:style>
    <style:style style:name="P91" style:family="paragraph" style:parent-style-name="Standard">
      <style:paragraph-properties fo:line-height="115%" style:writing-mode="lr-tb"/>
      <style:text-properties fo:font-weight="normal" officeooo:rsid="00176065" officeooo:paragraph-rsid="00176065" style:font-weight-asian="normal" style:font-weight-complex="normal"/>
    </style:style>
    <style:style style:name="P92" style:family="paragraph" style:parent-style-name="Standard">
      <style:paragraph-properties fo:line-height="115%" style:writing-mode="lr-tb"/>
      <style:text-properties fo:font-weight="normal" officeooo:rsid="00176065" officeooo:paragraph-rsid="0025ab06" style:font-weight-asian="normal" style:font-weight-complex="normal"/>
    </style:style>
    <style:style style:name="P93" style:family="paragraph" style:parent-style-name="Standard">
      <style:paragraph-properties fo:line-height="115%" style:writing-mode="lr-tb"/>
      <style:text-properties fo:font-weight="normal" officeooo:rsid="002e7152" officeooo:paragraph-rsid="0140708a" style:font-weight-asian="normal" style:font-weight-complex="normal"/>
    </style:style>
    <style:style style:name="P94" style:family="paragraph" style:parent-style-name="Standard">
      <style:paragraph-properties fo:line-height="115%" style:writing-mode="lr-tb"/>
      <style:text-properties fo:font-weight="normal" officeooo:rsid="017df5b2" officeooo:paragraph-rsid="017df5b2" style:font-weight-asian="normal" style:font-weight-complex="normal"/>
    </style:style>
    <style:style style:name="P95" style:family="paragraph" style:parent-style-name="Standard">
      <style:paragraph-properties fo:line-height="115%" style:writing-mode="lr-tb"/>
      <style:text-properties fo:font-weight="normal" officeooo:rsid="01859032" officeooo:paragraph-rsid="01859032" style:font-weight-asian="normal" style:font-weight-complex="normal"/>
    </style:style>
    <style:style style:name="P96" style:family="paragraph" style:parent-style-name="Standard">
      <style:paragraph-properties fo:line-height="115%" style:writing-mode="lr-tb"/>
      <style:text-properties fo:font-style="normal" fo:font-weight="normal" officeooo:rsid="00176065" officeooo:paragraph-rsid="0049cd83" style:font-style-asian="normal" style:font-weight-asian="normal" style:font-style-complex="normal" style:font-weight-complex="normal"/>
    </style:style>
    <style:style style:name="P97" style:family="paragraph" style:parent-style-name="Standard">
      <style:paragraph-properties fo:line-height="115%" style:writing-mode="lr-tb"/>
      <style:text-properties fo:font-style="normal" fo:font-weight="normal" officeooo:rsid="00176065" officeooo:paragraph-rsid="00c82c61" style:font-style-asian="normal" style:font-weight-asian="normal" style:font-style-complex="normal" style:font-weight-complex="normal"/>
    </style:style>
    <style:style style:name="P98" style:family="paragraph" style:parent-style-name="Standard">
      <style:paragraph-properties fo:line-height="115%" style:writing-mode="lr-tb"/>
      <style:text-properties fo:font-style="normal" fo:font-weight="normal" officeooo:rsid="0010b7ff" officeooo:paragraph-rsid="00c0af91" style:font-style-asian="normal" style:font-weight-asian="normal" style:font-style-complex="normal" style:font-weight-complex="normal"/>
    </style:style>
    <style:style style:name="P99" style:family="paragraph" style:parent-style-name="Standard">
      <style:paragraph-properties fo:line-height="115%" style:writing-mode="lr-tb"/>
      <style:text-properties fo:font-style="normal" fo:font-weight="normal" officeooo:rsid="00abed9a" officeooo:paragraph-rsid="00abed9a" style:font-style-asian="normal" style:font-weight-asian="normal" style:font-style-complex="normal" style:font-weight-complex="normal"/>
    </style:style>
    <style:style style:name="P100" style:family="paragraph" style:parent-style-name="Standard">
      <style:paragraph-properties fo:line-height="115%" style:writing-mode="lr-tb"/>
      <style:text-properties fo:font-style="normal" fo:font-weight="bold" officeooo:rsid="0010b7ff" officeooo:paragraph-rsid="00c0af91" style:font-style-asian="normal" style:font-weight-asian="bold" style:font-style-complex="normal" style:font-weight-complex="bold"/>
    </style:style>
    <style:style style:name="P101" style:family="paragraph" style:parent-style-name="Standard">
      <style:paragraph-properties fo:line-height="115%" style:writing-mode="lr-tb"/>
      <style:text-properties fo:font-style="normal" fo:font-weight="bold" officeooo:rsid="0064bb90" officeooo:paragraph-rsid="00abed9a" style:font-style-asian="normal" style:font-weight-asian="bold" style:font-style-complex="normal" style:font-weight-complex="bold"/>
    </style:style>
    <style:style style:name="P102" style:family="paragraph" style:parent-style-name="Standard">
      <style:paragraph-properties fo:line-height="115%" style:writing-mode="lr-tb"/>
      <style:text-properties fo:font-style="normal" fo:font-weight="bold" officeooo:rsid="0064bb90" officeooo:paragraph-rsid="00e467be" style:font-style-asian="normal" style:font-weight-asian="bold" style:font-style-complex="normal" style:font-weight-complex="bold"/>
    </style:style>
    <style:style style:name="P103" style:family="paragraph" style:parent-style-name="Standard">
      <style:paragraph-properties fo:line-height="115%" style:writing-mode="lr-tb"/>
      <style:text-properties fo:font-style="normal" fo:font-weight="bold" officeooo:rsid="00abed9a" officeooo:paragraph-rsid="00abed9a" style:font-style-asian="normal" style:font-weight-asian="bold" style:font-style-complex="normal" style:font-weight-complex="bold"/>
    </style:style>
    <style:style style:name="P104" style:family="paragraph" style:parent-style-name="Standard">
      <style:paragraph-properties fo:line-height="115%" style:writing-mode="lr-tb"/>
      <style:text-properties fo:font-style="normal" fo:font-weight="bold" officeooo:rsid="0018bbbe" officeooo:paragraph-rsid="00bf841b" style:font-style-asian="normal" style:font-weight-asian="bold" style:font-style-complex="normal" style:font-weight-complex="bold"/>
    </style:style>
    <style:style style:name="P105" style:family="paragraph" style:parent-style-name="Standard">
      <style:paragraph-properties fo:line-height="115%" style:writing-mode="lr-tb"/>
      <style:text-properties fo:font-style="normal" fo:font-weight="bold" officeooo:rsid="0018bbbe" officeooo:paragraph-rsid="00c0af91" style:font-style-asian="normal" style:font-weight-asian="bold" style:font-style-complex="normal" style:font-weight-complex="bold"/>
    </style:style>
    <style:style style:name="P106" style:family="paragraph" style:parent-style-name="Standard">
      <style:paragraph-properties fo:line-height="115%" style:writing-mode="lr-tb"/>
      <style:text-properties fo:font-style="normal" fo:font-weight="bold" officeooo:rsid="0018bbbe" officeooo:paragraph-rsid="00c27377" style:font-style-asian="normal" style:font-weight-asian="bold" style:font-style-complex="normal" style:font-weight-complex="bold"/>
    </style:style>
    <style:style style:name="P107" style:family="paragraph" style:parent-style-name="Standard">
      <style:paragraph-properties fo:line-height="115%" style:writing-mode="lr-tb"/>
      <style:text-properties fo:font-style="normal" fo:font-weight="bold" officeooo:rsid="00822b8d" officeooo:paragraph-rsid="00f1be1e" style:font-style-asian="normal" style:font-weight-asian="bold" style:font-style-complex="normal" style:font-weight-complex="bold"/>
    </style:style>
    <style:style style:name="P108" style:family="paragraph" style:parent-style-name="Standard">
      <style:paragraph-properties fo:line-height="115%" style:writing-mode="lr-tb"/>
      <style:text-properties fo:font-style="normal" fo:font-weight="bold" officeooo:rsid="01402c1b" officeooo:paragraph-rsid="00ec7a33" style:font-style-asian="normal" style:font-weight-asian="bold" style:font-style-complex="normal" style:font-weight-complex="bold"/>
    </style:style>
    <style:style style:name="P109" style:family="paragraph" style:parent-style-name="Standard">
      <style:paragraph-properties fo:line-height="115%" style:writing-mode="lr-tb"/>
      <style:text-properties fo:font-style="normal" fo:font-weight="bold" officeooo:rsid="01402c1b" officeooo:paragraph-rsid="0158bff6" style:font-style-asian="normal" style:font-weight-asian="bold" style:font-style-complex="normal" style:font-weight-complex="bold"/>
    </style:style>
    <style:style style:name="P110" style:family="paragraph" style:parent-style-name="Standard">
      <style:paragraph-properties fo:line-height="115%" style:writing-mode="lr-tb"/>
      <style:text-properties fo:font-style="normal" fo:font-weight="bold" officeooo:rsid="002e7152" officeooo:paragraph-rsid="015a07b5" style:font-style-asian="normal" style:font-weight-asian="bold" style:font-style-complex="normal" style:font-weight-complex="bold"/>
    </style:style>
    <style:style style:name="P111" style:family="paragraph" style:parent-style-name="Standard">
      <style:paragraph-properties fo:line-height="115%" style:writing-mode="lr-tb"/>
      <style:text-properties fo:font-style="normal" fo:font-weight="bold" officeooo:rsid="015a07b5" officeooo:paragraph-rsid="015a07b5" style:font-style-asian="normal" style:font-weight-asian="bold" style:font-style-complex="normal" style:font-weight-complex="bold"/>
    </style:style>
    <style:style style:name="P112" style:family="paragraph" style:parent-style-name="Standard">
      <style:paragraph-properties fo:line-height="115%" style:writing-mode="lr-tb"/>
      <style:text-properties fo:font-style="normal" fo:font-weight="bold" officeooo:rsid="015a07b5" officeooo:paragraph-rsid="015b5b5c" style:font-style-asian="normal" style:font-weight-asian="bold" style:font-style-complex="normal" style:font-weight-complex="bold"/>
    </style:style>
    <style:style style:name="P113" style:family="paragraph" style:parent-style-name="Standard">
      <style:paragraph-properties fo:line-height="115%" style:writing-mode="lr-tb"/>
      <style:text-properties fo:font-style="normal" fo:font-weight="bold" officeooo:rsid="015a07b5" officeooo:paragraph-rsid="015bbf47" style:font-style-asian="normal" style:font-weight-asian="bold" style:font-style-complex="normal" style:font-weight-complex="bold"/>
    </style:style>
    <style:style style:name="P114" style:family="paragraph" style:parent-style-name="Standard">
      <style:paragraph-properties fo:line-height="115%" style:writing-mode="lr-tb"/>
      <style:text-properties fo:font-style="normal" fo:font-weight="bold" officeooo:rsid="015bbf47" officeooo:paragraph-rsid="015bbf47" style:font-style-asian="normal" style:font-weight-asian="bold" style:font-style-complex="normal" style:font-weight-complex="bold"/>
    </style:style>
    <style:style style:name="P115" style:family="paragraph" style:parent-style-name="Standard">
      <style:paragraph-properties fo:line-height="115%" style:writing-mode="lr-tb"/>
      <style:text-properties fo:font-style="normal" fo:font-weight="bold" officeooo:rsid="015bbf47" officeooo:paragraph-rsid="015d10b3" style:font-style-asian="normal" style:font-weight-asian="bold" style:font-style-complex="normal" style:font-weight-complex="bold"/>
    </style:style>
    <style:style style:name="P116" style:family="paragraph" style:parent-style-name="Standard">
      <style:paragraph-properties fo:line-height="115%" style:writing-mode="lr-tb"/>
      <style:text-properties fo:font-style="normal" fo:font-weight="bold" officeooo:rsid="016a09a5" officeooo:paragraph-rsid="015a07b5" style:font-style-asian="normal" style:font-weight-asian="bold" style:font-style-complex="normal" style:font-weight-complex="bold"/>
    </style:style>
    <style:style style:name="P117" style:family="paragraph" style:parent-style-name="Standard">
      <style:paragraph-properties fo:line-height="115%" style:writing-mode="lr-tb"/>
      <style:text-properties fo:font-style="normal" officeooo:rsid="00176065" officeooo:paragraph-rsid="00c70a91" style:font-style-asian="normal" style:font-style-complex="normal"/>
    </style:style>
    <style:style style:name="P118" style:family="paragraph" style:parent-style-name="Standard">
      <style:paragraph-properties fo:line-height="115%" style:writing-mode="lr-tb"/>
      <style:text-properties fo:font-style="normal" officeooo:rsid="00176065" officeooo:paragraph-rsid="00c9e0aa" style:font-style-asian="normal" style:font-style-complex="normal"/>
    </style:style>
    <style:style style:name="P119" style:family="paragraph" style:parent-style-name="Standard">
      <style:paragraph-properties fo:line-height="115%" style:writing-mode="lr-tb"/>
      <style:text-properties fo:font-style="normal" officeooo:rsid="00176065" officeooo:paragraph-rsid="00ce71c9" style:font-style-asian="normal" style:font-style-complex="normal"/>
    </style:style>
    <style:style style:name="P120" style:family="paragraph" style:parent-style-name="Standard">
      <style:paragraph-properties fo:line-height="115%" style:writing-mode="lr-tb"/>
      <style:text-properties fo:font-style="normal" officeooo:paragraph-rsid="00abad06" style:font-style-asian="normal" style:font-style-complex="normal"/>
    </style:style>
    <style:style style:name="P121" style:family="paragraph" style:parent-style-name="Standard">
      <style:paragraph-properties fo:line-height="115%" style:writing-mode="lr-tb"/>
      <style:text-properties fo:font-style="normal" officeooo:paragraph-rsid="00ec7a33" style:font-style-asian="normal" style:font-style-complex="normal"/>
    </style:style>
    <style:style style:name="P122" style:family="paragraph" style:parent-style-name="Standard">
      <style:paragraph-properties fo:line-height="115%" style:writing-mode="lr-tb"/>
      <style:text-properties fo:font-style="italic" fo:font-weight="bold" officeooo:rsid="0018bbbe" officeooo:paragraph-rsid="004426b0" style:font-style-asian="italic" style:font-weight-asian="bold" style:font-style-complex="italic" style:font-weight-complex="bold"/>
    </style:style>
    <style:style style:name="P123" style:family="paragraph" style:parent-style-name="Standard">
      <style:paragraph-properties fo:line-height="115%" style:writing-mode="lr-tb"/>
      <style:text-properties fo:font-style="italic" fo:font-weight="bold" officeooo:rsid="004ab752" officeooo:paragraph-rsid="004b106a" style:font-style-asian="italic" style:font-weight-asian="bold" style:font-style-complex="italic" style:font-weight-complex="bold"/>
    </style:style>
    <style:style style:name="P124" style:family="paragraph" style:parent-style-name="Standard">
      <style:paragraph-properties fo:line-height="115%" style:writing-mode="lr-tb"/>
      <style:text-properties fo:font-style="italic" fo:font-weight="bold" officeooo:rsid="004ab752" officeooo:paragraph-rsid="00c70a91" style:font-style-asian="italic" style:font-weight-asian="bold" style:font-style-complex="italic" style:font-weight-complex="bold"/>
    </style:style>
    <style:style style:name="P125" style:family="paragraph" style:parent-style-name="Standard">
      <style:paragraph-properties fo:line-height="115%" style:writing-mode="lr-tb"/>
      <style:text-properties fo:font-style="italic" fo:font-weight="bold" officeooo:rsid="0064bb90" officeooo:paragraph-rsid="00abad06" style:font-style-asian="italic" style:font-weight-asian="bold" style:font-style-complex="italic" style:font-weight-complex="bold"/>
    </style:style>
    <style:style style:name="P126" style:family="paragraph" style:parent-style-name="Standard">
      <style:paragraph-properties fo:line-height="115%" style:writing-mode="lr-tb"/>
      <style:text-properties fo:font-style="italic" fo:font-weight="bold" officeooo:rsid="00abed9a" officeooo:paragraph-rsid="00abed9a" style:font-style-asian="italic" style:font-weight-asian="bold" style:font-style-complex="italic" style:font-weight-complex="bold"/>
    </style:style>
    <style:style style:name="P127" style:family="paragraph" style:parent-style-name="Standard">
      <style:paragraph-properties fo:line-height="115%" style:writing-mode="lr-tb"/>
      <style:text-properties fo:font-style="italic" officeooo:rsid="0010b7ff" officeooo:paragraph-rsid="00c0af91" style:font-style-asian="italic" style:font-style-complex="italic"/>
    </style:style>
    <style:style style:name="P128" style:family="paragraph" style:parent-style-name="Standard">
      <style:paragraph-properties fo:line-height="115%" style:writing-mode="lr-tb"/>
      <style:text-properties fo:font-style="italic" officeooo:rsid="0010b7ff" officeooo:paragraph-rsid="00bf841b" style:font-style-asian="italic" style:font-style-complex="italic"/>
    </style:style>
    <style:style style:name="P129" style:family="paragraph" style:parent-style-name="Standard">
      <style:paragraph-properties fo:line-height="115%" style:writing-mode="lr-tb"/>
      <style:text-properties fo:font-style="italic" officeooo:rsid="0010b7ff" officeooo:paragraph-rsid="0010b7ff" style:font-style-asian="italic" style:font-style-complex="italic"/>
    </style:style>
    <style:style style:name="P130" style:family="paragraph" style:parent-style-name="Standard">
      <style:paragraph-properties fo:line-height="115%" style:writing-mode="lr-tb"/>
      <style:text-properties fo:font-style="italic" officeooo:rsid="0010b7ff" officeooo:paragraph-rsid="00c27377" style:font-style-asian="italic" style:font-style-complex="italic"/>
    </style:style>
    <style:style style:name="P131" style:family="paragraph" style:parent-style-name="Standard">
      <style:paragraph-properties fo:line-height="115%" style:writing-mode="lr-tb"/>
      <style:text-properties fo:font-style="italic" officeooo:paragraph-rsid="00bebb18" style:font-style-asian="italic" style:font-style-complex="italic"/>
    </style:style>
    <style:style style:name="P132" style:family="paragraph" style:parent-style-name="Standard">
      <style:paragraph-properties fo:line-height="115%" style:writing-mode="lr-tb"/>
      <style:text-properties fo:font-style="italic" officeooo:rsid="00176065" officeooo:paragraph-rsid="00176065" style:font-style-asian="italic" style:font-style-complex="italic"/>
    </style:style>
    <style:style style:name="P133" style:family="paragraph" style:parent-style-name="Standard">
      <style:paragraph-properties fo:line-height="115%" style:writing-mode="lr-tb"/>
      <style:text-properties fo:font-style="italic" officeooo:rsid="00176065" officeooo:paragraph-rsid="00c70a91" style:font-style-asian="italic" style:font-style-complex="italic"/>
    </style:style>
    <style:style style:name="P134" style:family="paragraph" style:parent-style-name="Standard">
      <style:paragraph-properties fo:line-height="115%" style:writing-mode="lr-tb"/>
      <style:text-properties fo:font-style="italic" officeooo:rsid="00176065" officeooo:paragraph-rsid="00c82c61" style:font-style-asian="italic" style:font-style-complex="italic"/>
    </style:style>
    <style:style style:name="P135" style:family="paragraph" style:parent-style-name="Standard">
      <style:paragraph-properties fo:line-height="115%" style:writing-mode="lr-tb"/>
      <style:text-properties fo:font-style="italic" officeooo:rsid="00176065" officeooo:paragraph-rsid="001bc6c8" style:font-style-asian="italic" style:font-style-complex="italic"/>
    </style:style>
    <style:style style:name="P136" style:family="paragraph" style:parent-style-name="Standard">
      <style:paragraph-properties fo:line-height="115%" style:writing-mode="lr-tb"/>
      <style:text-properties fo:font-style="italic" officeooo:rsid="00176065" officeooo:paragraph-rsid="0025ab06" style:font-style-asian="italic" style:font-style-complex="italic"/>
    </style:style>
    <style:style style:name="P137" style:family="paragraph" style:parent-style-name="Standard">
      <style:paragraph-properties fo:line-height="115%" style:writing-mode="lr-tb"/>
      <style:text-properties fo:font-style="italic" officeooo:rsid="00176065" officeooo:paragraph-rsid="00ce71c9" style:font-style-asian="italic" style:font-style-complex="italic"/>
    </style:style>
    <style:style style:name="P138" style:family="paragraph" style:parent-style-name="Standard">
      <style:paragraph-properties fo:line-height="115%" style:writing-mode="lr-tb"/>
      <style:text-properties fo:font-style="italic" officeooo:rsid="00176065" officeooo:paragraph-rsid="004cbe43" style:font-style-asian="italic" style:font-style-complex="italic"/>
    </style:style>
    <style:style style:name="P139" style:family="paragraph" style:parent-style-name="Standard">
      <style:paragraph-properties fo:line-height="115%" style:writing-mode="lr-tb"/>
      <style:text-properties fo:font-style="italic" officeooo:rsid="0077da89" officeooo:paragraph-rsid="0077da89" style:font-style-asian="italic" style:font-style-complex="italic"/>
    </style:style>
    <style:style style:name="P140" style:family="paragraph" style:parent-style-name="Standard">
      <style:paragraph-properties fo:line-height="115%" style:writing-mode="lr-tb"/>
      <style:text-properties fo:font-style="italic" fo:font-weight="normal" officeooo:paragraph-rsid="00f01258" style:font-style-asian="italic" style:font-weight-asian="normal" style:font-style-complex="italic" style:font-weight-complex="normal"/>
    </style:style>
    <style:style style:name="P141" style:family="paragraph" style:parent-style-name="Standard">
      <style:paragraph-properties fo:line-height="115%" style:writing-mode="lr-tb"/>
      <style:text-properties fo:font-style="italic" fo:font-weight="normal" officeooo:paragraph-rsid="0158bff6" style:font-style-asian="italic" style:font-weight-asian="normal" style:font-style-complex="italic" style:font-weight-complex="normal"/>
    </style:style>
    <style:style style:name="P142" style:family="paragraph" style:parent-style-name="Standard">
      <style:paragraph-properties fo:line-height="115%" style:writing-mode="lr-tb"/>
      <style:text-properties fo:font-style="italic" fo:font-weight="normal" officeooo:paragraph-rsid="015a07b5" style:font-style-asian="italic" style:font-weight-asian="normal" style:font-style-complex="italic" style:font-weight-complex="normal"/>
    </style:style>
    <style:style style:name="P143" style:family="paragraph" style:parent-style-name="Standard">
      <style:paragraph-properties fo:line-height="115%" style:writing-mode="lr-tb"/>
      <style:text-properties fo:font-style="italic" fo:font-weight="normal" officeooo:paragraph-rsid="015b5b5c" style:font-style-asian="italic" style:font-weight-asian="normal" style:font-style-complex="italic" style:font-weight-complex="normal"/>
    </style:style>
    <style:style style:name="P144" style:family="paragraph" style:parent-style-name="Standard">
      <style:paragraph-properties fo:line-height="115%" style:writing-mode="lr-tb"/>
      <style:text-properties fo:font-style="italic" fo:font-weight="normal" officeooo:paragraph-rsid="015bbf47" style:font-style-asian="italic" style:font-weight-asian="normal" style:font-style-complex="italic" style:font-weight-complex="normal"/>
    </style:style>
    <style:style style:name="P145" style:family="paragraph" style:parent-style-name="Standard">
      <style:paragraph-properties fo:line-height="115%" style:writing-mode="lr-tb"/>
      <style:text-properties fo:font-style="italic" fo:font-weight="normal" officeooo:paragraph-rsid="015d10b3" style:font-style-asian="italic" style:font-weight-asian="normal" style:font-style-complex="italic" style:font-weight-complex="normal"/>
    </style:style>
    <style:style style:name="P146" style:family="paragraph" style:parent-style-name="Standard">
      <style:paragraph-properties fo:line-height="115%" style:writing-mode="lr-tb"/>
      <style:text-properties fo:font-style="italic" fo:font-weight="normal" officeooo:rsid="00821cf7" officeooo:paragraph-rsid="00821cf7" style:font-style-asian="italic" style:font-weight-asian="normal" style:font-style-complex="italic" style:font-weight-complex="normal"/>
    </style:style>
    <style:style style:name="P147" style:family="paragraph" style:parent-style-name="Standard">
      <style:paragraph-properties fo:line-height="115%" style:writing-mode="lr-tb"/>
      <style:text-properties fo:font-style="italic" fo:font-weight="normal" officeooo:rsid="00821cf7" officeooo:paragraph-rsid="00f1be1e" style:font-style-asian="italic" style:font-weight-asian="normal" style:font-style-complex="italic" style:font-weight-complex="normal"/>
    </style:style>
    <style:style style:name="P148" style:family="paragraph" style:parent-style-name="Standard">
      <style:paragraph-properties fo:line-height="115%" style:writing-mode="lr-tb"/>
      <style:text-properties officeooo:rsid="0077da89" officeooo:paragraph-rsid="00f1be1e"/>
    </style:style>
    <style:style style:name="P149" style:family="paragraph" style:parent-style-name="Standard">
      <style:paragraph-properties fo:line-height="115%" fo:text-align="start" style:justify-single-word="false" style:writing-mode="lr-tb"/>
      <style:text-properties officeooo:rsid="0040d5cb" officeooo:paragraph-rsid="000b8a88"/>
    </style:style>
    <style:style style:name="P150" style:family="paragraph" style:parent-style-name="Standard">
      <style:paragraph-properties fo:line-height="115%" fo:text-align="start" style:justify-single-word="false" style:writing-mode="lr-tb"/>
      <style:text-properties style:text-underline-style="solid" style:text-underline-type="double" style:text-underline-width="auto" style:text-underline-color="font-color" fo:font-weight="normal" officeooo:rsid="009e5f97" officeooo:paragraph-rsid="009e5f97" style:font-weight-asian="normal" style:font-weight-complex="normal"/>
    </style:style>
    <style:style style:name="P151" style:family="paragraph" style:parent-style-name="Standard">
      <style:paragraph-properties fo:line-height="115%" fo:text-align="start" style:justify-single-word="false" style:writing-mode="lr-tb"/>
      <style:text-properties fo:font-size="11pt" fo:font-weight="normal" officeooo:rsid="009e5f97" officeooo:paragraph-rsid="009e5f97" style:font-size-asian="11pt" style:font-weight-asian="normal" style:font-size-complex="11pt" style:font-weight-complex="normal"/>
    </style:style>
    <style:style style:name="P152" style:family="paragraph" style:parent-style-name="Standard">
      <style:paragraph-properties fo:line-height="115%" fo:text-align="start" style:justify-single-word="false" style:writing-mode="lr-tb"/>
      <style:text-properties fo:font-size="11pt" fo:font-weight="bold" officeooo:rsid="009e5f97" officeooo:paragraph-rsid="012bbf1f" style:font-size-asian="11pt" style:font-weight-asian="bold" style:font-size-complex="11pt" style:font-weight-complex="bold"/>
    </style:style>
    <style:style style:name="P153" style:family="paragraph" style:parent-style-name="Standard">
      <style:paragraph-properties fo:line-height="115%" fo:text-align="start" style:justify-single-word="false" style:writing-mode="lr-tb"/>
      <style:text-properties officeooo:rsid="011b5f42" officeooo:paragraph-rsid="010e98c7"/>
    </style:style>
    <style:style style:name="P154" style:family="paragraph" style:parent-style-name="Heading_20_1">
      <style:paragraph-properties fo:break-before="page"/>
    </style:style>
    <style:style style:name="P155" style:family="paragraph" style:parent-style-name="Standard">
      <style:paragraph-properties fo:line-height="115%" fo:break-before="page" style:writing-mode="lr-tb"/>
      <style:text-properties fo:font-weight="bold" officeooo:rsid="01859032" officeooo:paragraph-rsid="01859032" style:font-weight-asian="bold" style:font-weight-complex="bold"/>
    </style:style>
    <style:style style:name="P156" style:family="paragraph" style:parent-style-name="Text_20_body">
      <style:text-properties fo:font-size="11pt" style:font-size-asian="11pt" style:font-size-complex="11pt"/>
    </style:style>
    <style:style style:name="P15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127966f" style:text-blinking="false" fo:background-color="transparent" style:font-size-asian="11pt" style:font-size-complex="11pt"/>
    </style:style>
    <style:style style:name="P1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47dbc3" officeooo:paragraph-rsid="0147dbc3" style:text-blinking="false" fo:background-color="transparent" style:font-size-asian="11pt" style:font-size-complex="11pt"/>
    </style:style>
    <style:style style:name="P16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16ebae5" officeooo:paragraph-rsid="016ebae5" style:text-blinking="false" fo:background-color="transparent" style:font-size-asian="11pt" style:font-size-complex="11pt"/>
    </style:style>
    <style:style style:name="P16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16ebae5" officeooo:paragraph-rsid="017337c5" style:text-blinking="false" fo:background-color="transparent" style:font-size-asian="11pt" style:font-size-complex="11pt"/>
    </style:style>
    <style:style style:name="P16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17110f1" officeooo:paragraph-rsid="017110f1" style:text-blinking="false" fo:background-color="transparent" style:font-size-asian="11pt" style:font-size-complex="11pt"/>
    </style:style>
    <style:style style:name="P1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7110f1" officeooo:paragraph-rsid="0171a5d4" style:text-blinking="false" fo:background-color="transparent" style:font-size-asian="11pt" style:font-size-complex="11pt"/>
    </style:style>
    <style:style style:name="P1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71a5d4" officeooo:paragraph-rsid="0171a5d4" style:text-blinking="false" fo:background-color="transparent" style:font-size-asian="11pt" style:font-size-complex="11pt"/>
    </style:style>
    <style:style style:name="P1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758549" style:text-blinking="false" fo:background-color="transparent" style:font-size-asian="11pt" style:font-size-complex="11pt"/>
    </style:style>
    <style:style style:name="P1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758549" officeooo:paragraph-rsid="01758549" style:text-blinking="false" fo:background-color="transparent" style:font-size-asian="11pt" style:font-size-complex="11pt"/>
    </style:style>
    <style:style style:name="P168" style:family="paragraph" style:parent-style-name="Standard">
      <style:text-properties fo:font-weight="normal" officeooo:rsid="00bbe28e" style:font-weight-asian="normal" style:font-weight-complex="normal"/>
    </style:style>
    <style:style style:name="P169" style:family="paragraph" style:parent-style-name="Table_20_Contents">
      <style:paragraph-properties fo:text-align="start" style:justify-single-word="false"/>
      <style:text-properties fo:font-weight="bold" officeooo:rsid="014e4e05" officeooo:paragraph-rsid="014e4e05" style:font-weight-asian="bold" style:font-weight-complex="bold"/>
    </style:style>
    <style:style style:name="P170" style:family="paragraph" style:parent-style-name="Table_20_Contents">
      <style:text-properties fo:font-weight="bold" officeooo:rsid="014e4e05" officeooo:paragraph-rsid="014e4e05" style:font-weight-asian="bold" style:font-weight-complex="bold"/>
    </style:style>
    <style:style style:name="P171" style:family="paragraph" style:parent-style-name="Standard" style:list-style-name="L5"/>
    <style:style style:name="P172" style:family="paragraph" style:parent-style-name="Standard" style:list-style-name="L8">
      <style:text-properties officeooo:paragraph-rsid="013f4a7b"/>
    </style:style>
    <style:style style:name="P173" style:family="paragraph" style:parent-style-name="Standard" style:list-style-name="L11">
      <style:text-properties officeooo:paragraph-rsid="011d4595"/>
    </style:style>
    <style:style style:name="P174" style:family="paragraph" style:parent-style-name="Standard" style:list-style-name="L12">
      <style:text-properties officeooo:paragraph-rsid="013fcdb3"/>
    </style:style>
    <style:style style:name="P175" style:family="paragraph" style:parent-style-name="Standard" style:list-style-name="L13">
      <style:text-properties officeooo:paragraph-rsid="01402c1b"/>
    </style:style>
    <style:style style:name="P176" style:family="paragraph" style:parent-style-name="Standard" style:list-style-name="L14">
      <style:text-properties officeooo:paragraph-rsid="011d4595"/>
    </style:style>
    <style:style style:name="P177" style:family="paragraph" style:parent-style-name="Standard" style:list-style-name="L1">
      <style:paragraph-properties fo:line-height="115%" fo:text-align="start" style:justify-single-word="false" style:writing-mode="lr-tb"/>
      <style:text-properties officeooo:paragraph-rsid="009e5f97"/>
    </style:style>
    <style:style style:name="P178" style:family="paragraph" style:parent-style-name="Standard" style:list-style-name="L2">
      <style:paragraph-properties fo:line-height="115%" fo:text-align="start" style:justify-single-word="false" style:writing-mode="lr-tb"/>
      <style:text-properties officeooo:paragraph-rsid="009e5f97"/>
    </style:style>
    <style:style style:name="P179" style:family="paragraph" style:parent-style-name="Standard" style:list-style-name="L3">
      <style:paragraph-properties fo:line-height="115%" fo:text-align="start" style:justify-single-word="false" style:writing-mode="lr-tb"/>
      <style:text-properties officeooo:paragraph-rsid="00f7a612"/>
    </style:style>
    <style:style style:name="P180" style:family="paragraph" style:parent-style-name="Standard" style:list-style-name="L4">
      <style:paragraph-properties fo:line-height="115%" fo:text-align="start" style:justify-single-word="false" style:writing-mode="lr-tb"/>
      <style:text-properties officeooo:paragraph-rsid="00abad06"/>
    </style:style>
    <style:style style:name="P181" style:family="paragraph" style:parent-style-name="Standard" style:list-style-name="L6">
      <style:paragraph-properties fo:line-height="115%" fo:text-align="start" style:justify-single-word="false" style:writing-mode="lr-tb"/>
      <style:text-properties officeooo:paragraph-rsid="015330b0"/>
    </style:style>
    <style:style style:name="P182" style:family="paragraph" style:parent-style-name="Standard" style:list-style-name="L7">
      <style:paragraph-properties fo:line-height="115%" fo:text-align="start" style:justify-single-word="false" style:writing-mode="lr-tb"/>
      <style:text-properties officeooo:paragraph-rsid="00d1d146"/>
    </style:style>
    <style:style style:name="P183" style:family="paragraph" style:parent-style-name="Standard" style:list-style-name="L9">
      <style:paragraph-properties fo:line-height="115%" fo:text-align="start" style:justify-single-word="false" style:writing-mode="lr-tb"/>
      <style:text-properties officeooo:paragraph-rsid="013f4a7b"/>
    </style:style>
    <style:style style:name="P184" style:family="paragraph" style:parent-style-name="Standard" style:list-style-name="L10">
      <style:paragraph-properties fo:line-height="115%" fo:text-align="start" style:justify-single-word="false" style:writing-mode="lr-tb"/>
      <style:text-properties officeooo:paragraph-rsid="013f4a7b"/>
    </style:style>
    <style:style style:name="P185" style:family="paragraph" style:parent-style-name="Standard" style:list-style-name="L15">
      <style:paragraph-properties fo:line-height="115%" style:writing-mode="lr-tb"/>
      <style:text-properties officeooo:rsid="0077da89" officeooo:paragraph-rsid="0077da89"/>
    </style:style>
    <style:style style:name="P186" style:family="paragraph" style:parent-style-name="Standard" style:list-style-name="L16">
      <style:paragraph-properties fo:line-height="115%" style:writing-mode="lr-tb"/>
      <style:text-properties fo:font-weight="normal" officeooo:rsid="00821cf7" officeooo:paragraph-rsid="00821cf7" style:font-weight-asian="normal" style:font-weight-complex="normal"/>
    </style:style>
    <style:style style:name="P187" style:family="paragraph" style:parent-style-name="Standard">
      <style:paragraph-properties fo:line-height="115%" style:writing-mode="lr-tb"/>
      <style:text-properties fo:font-weight="normal" officeooo:rsid="01859032" officeooo:paragraph-rsid="01906aa5" style:font-weight-asian="normal" style:font-weight-complex="normal"/>
    </style:style>
    <style:style style:name="P188" style:family="paragraph" style:parent-style-name="Standard">
      <style:paragraph-properties fo:line-height="115%" style:writing-mode="lr-tb"/>
      <style:text-properties fo:font-weight="normal" officeooo:rsid="017df5b2" officeooo:paragraph-rsid="01906aa5" style:font-weight-asian="normal" style:font-weight-complex="normal"/>
    </style:style>
    <style:style style:name="P189" style:family="paragraph" style:parent-style-name="Standard">
      <style:paragraph-properties fo:line-height="115%" style:writing-mode="lr-tb"/>
      <style:text-properties fo:font-weight="bold" officeooo:rsid="017df5b2" officeooo:paragraph-rsid="01906aa5" style:font-weight-asian="bold" style:font-weight-complex="bold"/>
    </style:style>
    <style:style style:name="P190" style:family="paragraph" style:parent-style-name="Standard">
      <style:paragraph-properties fo:line-height="115%" style:writing-mode="lr-tb"/>
      <style:text-properties fo:font-weight="bold" officeooo:rsid="01859032" officeooo:paragraph-rsid="01906aa5" style:font-weight-asian="bold" style:font-weight-complex="bold"/>
    </style:style>
    <style:style style:name="P191" style:family="paragraph" style:parent-style-name="Standard">
      <style:paragraph-properties fo:line-height="115%" style:writing-mode="lr-tb"/>
      <style:text-properties fo:font-weight="bold" officeooo:paragraph-rsid="01906aa5"/>
    </style:style>
    <style:style style:name="P192" style:family="paragraph" style:parent-style-name="Standard">
      <style:paragraph-properties fo:margin-top="0in" fo:margin-bottom="0in" loext:contextual-spacing="false" fo:line-height="115%" style:writing-mode="lr-tb"/>
      <style:text-properties fo:font-variant="normal" fo:text-transform="none" fo:color="#000000" style:text-line-through-style="none" style:text-line-through-type="none" style:font-name="Arial1" fo:font-size="10.5pt" fo:font-style="normal" style:text-underline-style="none" fo:font-weight="normal" officeooo:rsid="01859032" officeooo:paragraph-rsid="01906aa5" style:text-blinking="false" fo:background-color="transparent" style:font-weight-asian="normal" style:font-weight-complex="normal"/>
    </style:style>
    <style:style style:name="P193" style:family="paragraph" style:parent-style-name="Heading_20_2">
      <style:text-properties officeooo:paragraph-rsid="01906aa5"/>
    </style:style>
    <style:style style:name="P19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bbbe" style:font-weight-asian="bold" style:font-weight-complex="bold"/>
    </style:style>
    <style:style style:name="T3" style:family="text">
      <style:text-properties fo:font-weight="bold" officeooo:rsid="004ab752" style:font-weight-asian="bold" style:font-weight-complex="bold"/>
    </style:style>
    <style:style style:name="T4" style:family="text">
      <style:text-properties fo:font-weight="bold" officeooo:rsid="00858f48" style:font-weight-asian="bold" style:font-weight-complex="bold"/>
    </style:style>
    <style:style style:name="T5" style:family="text">
      <style:text-properties fo:font-weight="bold" officeooo:rsid="00a714e4" style:font-weight-asian="bold" style:font-weight-complex="bold"/>
    </style:style>
    <style:style style:name="T6" style:family="text">
      <style:text-properties fo:font-weight="bold" officeooo:rsid="00a95e51" style:font-weight-asian="bold" style:font-weight-complex="bold"/>
    </style:style>
    <style:style style:name="T7" style:family="text">
      <style:text-properties fo:font-weight="bold" officeooo:rsid="00abed9a" style:font-weight-asian="bold" style:font-weight-complex="bold"/>
    </style:style>
    <style:style style:name="T8" style:family="text">
      <style:text-properties fo:font-weight="bold" officeooo:rsid="0042f606" style:font-weight-asian="bold" style:font-weight-complex="bold"/>
    </style:style>
    <style:style style:name="T9" style:family="text">
      <style:text-properties fo:font-weight="bold" officeooo:rsid="004426b0" style:font-weight-asian="bold" style:font-weight-complex="bold"/>
    </style:style>
    <style:style style:name="T10" style:family="text">
      <style:text-properties fo:font-weight="bold" officeooo:rsid="0045af45" style:font-weight-asian="bold" style:font-weight-complex="bold"/>
    </style:style>
    <style:style style:name="T11" style:family="text">
      <style:text-properties fo:font-weight="bold" officeooo:rsid="00468d71" style:font-weight-asian="bold" style:font-weight-complex="bold"/>
    </style:style>
    <style:style style:name="T12" style:family="text">
      <style:text-properties fo:font-weight="bold" officeooo:rsid="00c9e0aa" style:font-weight-asian="bold" style:font-weight-complex="bold"/>
    </style:style>
    <style:style style:name="T13" style:family="text">
      <style:text-properties fo:font-weight="bold" officeooo:rsid="009e5f97" style:font-weight-asian="bold" style:font-weight-complex="bold"/>
    </style:style>
    <style:style style:name="T14" style:family="text">
      <style:text-properties fo:font-weight="bold" officeooo:rsid="004b106a" style:font-weight-asian="bold" style:font-weight-complex="bold"/>
    </style:style>
    <style:style style:name="T15" style:family="text">
      <style:text-properties fo:font-weight="bold" officeooo:rsid="004e0532" style:font-weight-asian="bold" style:font-weight-complex="bold"/>
    </style:style>
    <style:style style:name="T16" style:family="text">
      <style:text-properties fo:font-weight="bold" officeooo:rsid="00ce71c9" style:font-weight-asian="bold" style:font-weight-complex="bold"/>
    </style:style>
    <style:style style:name="T17" style:family="text">
      <style:text-properties fo:font-weight="bold" officeooo:rsid="0061ce4a" style:font-weight-asian="bold" style:font-weight-complex="bold"/>
    </style:style>
    <style:style style:name="T18" style:family="text">
      <style:text-properties fo:font-weight="bold" officeooo:rsid="005ffc5a" style:font-weight-asian="bold" style:font-weight-complex="bold"/>
    </style:style>
    <style:style style:name="T19" style:family="text">
      <style:text-properties fo:font-weight="bold" officeooo:rsid="00765b94" style:font-weight-asian="bold" style:font-weight-complex="bold"/>
    </style:style>
    <style:style style:name="T20" style:family="text">
      <style:text-properties fo:font-weight="bold" officeooo:rsid="00e14376" style:font-weight-asian="bold" style:font-weight-complex="bold"/>
    </style:style>
    <style:style style:name="T21" style:family="text">
      <style:text-properties fo:font-weight="bold" officeooo:rsid="0064bb90" style:font-weight-asian="bold" style:font-weight-complex="bold"/>
    </style:style>
    <style:style style:name="T22" style:family="text">
      <style:text-properties fo:font-weight="bold" officeooo:rsid="0068bb3a" style:font-weight-asian="bold" style:font-weight-complex="bold"/>
    </style:style>
    <style:style style:name="T23" style:family="text">
      <style:text-properties fo:font-weight="bold" officeooo:rsid="0057342c" style:font-weight-asian="bold" style:font-weight-complex="bold"/>
    </style:style>
    <style:style style:name="T24" style:family="text">
      <style:text-properties fo:font-weight="bold" officeooo:rsid="00ec7a33" style:font-weight-asian="bold" style:font-weight-complex="bold"/>
    </style:style>
    <style:style style:name="T25" style:family="text">
      <style:text-properties fo:font-weight="bold" officeooo:rsid="002bf1c1" style:font-weight-asian="bold" style:font-weight-complex="bold"/>
    </style:style>
    <style:style style:name="T26" style:family="text">
      <style:text-properties fo:font-weight="bold" officeooo:rsid="00f6ab9e" style:font-weight-asian="bold" style:font-weight-complex="bold"/>
    </style:style>
    <style:style style:name="T27" style:family="text">
      <style:text-properties fo:font-weight="bold" officeooo:rsid="00f7a612" style:font-weight-asian="bold" style:font-weight-complex="bold"/>
    </style:style>
    <style:style style:name="T28" style:family="text">
      <style:text-properties fo:font-weight="bold" officeooo:rsid="00aad120" style:font-weight-asian="bold" style:font-weight-complex="bold"/>
    </style:style>
    <style:style style:name="T29" style:family="text">
      <style:text-properties fo:font-weight="bold" officeooo:rsid="0127d9b1" style:font-weight-asian="bold" style:font-weight-complex="bold"/>
    </style:style>
    <style:style style:name="T30" style:family="text">
      <style:text-properties fo:font-weight="bold" officeooo:rsid="00abad06" style:font-weight-asian="bold" style:font-weight-complex="bold"/>
    </style:style>
    <style:style style:name="T31" style:family="text">
      <style:text-properties fo:font-weight="bold" officeooo:rsid="01347d5f" style:font-weight-asian="bold" style:font-weight-complex="bold"/>
    </style:style>
    <style:style style:name="T32" style:family="text">
      <style:text-properties fo:font-weight="bold" officeooo:rsid="01402c1b" style:font-weight-asian="bold" style:font-weight-complex="bold"/>
    </style:style>
    <style:style style:name="T33" style:family="text">
      <style:text-properties fo:font-weight="bold" officeooo:rsid="01446155" style:font-weight-asian="bold" style:font-weight-complex="bold"/>
    </style:style>
    <style:style style:name="T34" style:family="text">
      <style:text-properties fo:font-weight="bold" officeooo:rsid="00281a70" style:font-weight-asian="bold" style:font-weight-complex="bold"/>
    </style:style>
    <style:style style:name="T35" style:family="text">
      <style:text-properties fo:font-weight="bold" officeooo:rsid="002e7152" style:font-weight-asian="bold" style:font-weight-complex="bold"/>
    </style:style>
    <style:style style:name="T36" style:family="text">
      <style:text-properties fo:font-weight="bold" officeooo:rsid="01676455" style:font-weight-asian="bold" style:font-weight-complex="bold"/>
    </style:style>
    <style:style style:name="T37" style:family="text">
      <style:text-properties fo:font-weight="bold" officeooo:rsid="015b5b5c" style:font-weight-asian="bold" style:font-weight-complex="bold"/>
    </style:style>
    <style:style style:name="T38" style:family="text">
      <style:text-properties fo:font-weight="bold" officeooo:rsid="014fe755" style:font-weight-asian="bold" style:font-weight-complex="bold"/>
    </style:style>
    <style:style style:name="T39" style:family="text">
      <style:text-properties fo:font-weight="bold" officeooo:rsid="00a8ef59" style:font-weight-asian="bold" style:font-weight-complex="bold"/>
    </style:style>
    <style:style style:name="T40" style:family="text">
      <style:text-properties fo:font-weight="bold" officeooo:rsid="015159e4" style:font-weight-asian="bold" style:font-weight-complex="bold"/>
    </style:style>
    <style:style style:name="T41" style:family="text">
      <style:text-properties fo:font-weight="bold" officeooo:rsid="00faa860" style:font-weight-asian="bold" style:font-weight-complex="bold"/>
    </style:style>
    <style:style style:name="T42" style:family="text">
      <style:text-properties fo:font-weight="bold" officeooo:rsid="001a83a6" style:font-weight-asian="bold" style:font-weight-complex="bold"/>
    </style:style>
    <style:style style:name="T43" style:family="text">
      <style:text-properties fo:font-weight="bold" officeooo:rsid="017a9d41" style:font-weight-asian="bold" style:font-weight-complex="bold"/>
    </style:style>
    <style:style style:name="T44" style:family="text">
      <style:text-properties fo:font-weight="bold" officeooo:rsid="017c68d0" style:font-weight-asian="bold" style:font-weight-complex="bold"/>
    </style:style>
    <style:style style:name="T45" style:family="text">
      <style:text-properties fo:font-weight="bold" officeooo:rsid="017c7b2c"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bbe28e" style:font-weight-asian="normal" style:font-weight-complex="normal"/>
    </style:style>
    <style:style style:name="T48" style:family="text">
      <style:text-properties fo:font-weight="normal" officeooo:rsid="00c1cfa9" style:font-weight-asian="normal" style:font-weight-complex="normal"/>
    </style:style>
    <style:style style:name="T49" style:family="text">
      <style:text-properties fo:font-weight="normal" officeooo:rsid="0042f606" style:font-weight-asian="normal" style:font-weight-complex="normal"/>
    </style:style>
    <style:style style:name="T50" style:family="text">
      <style:text-properties fo:font-weight="normal" officeooo:rsid="00cc829b" style:font-weight-asian="normal" style:font-weight-complex="normal"/>
    </style:style>
    <style:style style:name="T51" style:family="text">
      <style:text-properties fo:font-weight="normal" officeooo:rsid="005c8daa" style:font-weight-asian="normal" style:font-weight-complex="normal"/>
    </style:style>
    <style:style style:name="T52" style:family="text">
      <style:text-properties fo:font-weight="normal" officeooo:rsid="00d45ffb" style:font-weight-asian="normal" style:font-weight-complex="normal"/>
    </style:style>
    <style:style style:name="T53" style:family="text">
      <style:text-properties fo:font-weight="normal" officeooo:rsid="00d6444b" style:font-weight-asian="normal" style:font-weight-complex="normal"/>
    </style:style>
    <style:style style:name="T54" style:family="text">
      <style:text-properties fo:font-weight="normal" officeooo:rsid="00abad06" style:font-weight-asian="normal" style:font-weight-complex="normal"/>
    </style:style>
    <style:style style:name="T55" style:family="text">
      <style:text-properties fo:font-weight="normal" officeooo:rsid="00e75a97" style:font-weight-asian="normal" style:font-weight-complex="normal"/>
    </style:style>
    <style:style style:name="T56" style:family="text">
      <style:text-properties fo:font-weight="normal" officeooo:rsid="00f20f41" style:font-weight-asian="normal" style:font-weight-complex="normal"/>
    </style:style>
    <style:style style:name="T57" style:family="text">
      <style:text-properties fo:font-weight="normal" officeooo:rsid="00746454" style:font-weight-asian="normal" style:font-weight-complex="normal"/>
    </style:style>
    <style:style style:name="T58" style:family="text">
      <style:text-properties fo:font-weight="normal" officeooo:rsid="00f3c7d5" style:font-weight-asian="normal" style:font-weight-complex="normal"/>
    </style:style>
    <style:style style:name="T59" style:family="text">
      <style:text-properties fo:font-weight="normal" officeooo:rsid="000d7c32" style:font-weight-asian="normal" style:font-weight-complex="normal"/>
    </style:style>
    <style:style style:name="T60" style:family="text">
      <style:text-properties fo:font-weight="normal" officeooo:rsid="00f6ab9e" style:font-weight-asian="normal" style:font-weight-complex="normal"/>
    </style:style>
    <style:style style:name="T61" style:family="text">
      <style:text-properties fo:font-weight="normal" officeooo:rsid="009e5f97" style:font-weight-asian="normal" style:font-weight-complex="normal"/>
    </style:style>
    <style:style style:name="T62" style:family="text">
      <style:text-properties fo:font-weight="normal" officeooo:rsid="010e98c7" style:font-weight-asian="normal" style:font-weight-complex="normal"/>
    </style:style>
    <style:style style:name="T63" style:family="text">
      <style:text-properties fo:font-weight="normal" officeooo:rsid="000f607f" style:font-weight-asian="normal" style:font-weight-complex="normal"/>
    </style:style>
    <style:style style:name="T64" style:family="text">
      <style:text-properties fo:font-weight="normal" officeooo:rsid="010f0ec1" style:font-weight-asian="normal" style:font-weight-complex="normal"/>
    </style:style>
    <style:style style:name="T65" style:family="text">
      <style:text-properties fo:font-weight="normal" officeooo:rsid="011049b4" style:font-weight-asian="normal" style:font-weight-complex="normal"/>
    </style:style>
    <style:style style:name="T66" style:family="text">
      <style:text-properties fo:font-weight="normal" officeooo:rsid="0119a8d6" style:font-weight-asian="normal" style:font-weight-complex="normal"/>
    </style:style>
    <style:style style:name="T67" style:family="text">
      <style:text-properties fo:font-weight="normal" officeooo:rsid="00f98b87" style:font-weight-asian="normal" style:font-weight-complex="normal"/>
    </style:style>
    <style:style style:name="T68" style:family="text">
      <style:text-properties fo:font-weight="normal" officeooo:rsid="01319717" style:font-weight-asian="normal" style:font-weight-complex="normal"/>
    </style:style>
    <style:style style:name="T69" style:family="text">
      <style:text-properties fo:font-weight="normal" officeooo:rsid="01326ccc" style:font-weight-asian="normal" style:font-weight-complex="normal"/>
    </style:style>
    <style:style style:name="T70" style:family="text">
      <style:text-properties fo:font-weight="normal" officeooo:rsid="01344092" style:font-weight-asian="normal" style:font-weight-complex="normal"/>
    </style:style>
    <style:style style:name="T71" style:family="text">
      <style:text-properties fo:font-weight="normal" officeooo:rsid="0135cd20" style:font-weight-asian="normal" style:font-weight-complex="normal"/>
    </style:style>
    <style:style style:name="T72" style:family="text">
      <style:text-properties fo:font-weight="normal" officeooo:rsid="01045c40" style:font-weight-asian="normal" style:font-weight-complex="normal"/>
    </style:style>
    <style:style style:name="T73" style:family="text">
      <style:text-properties fo:font-weight="normal" officeooo:rsid="013a8e28" style:font-weight-asian="normal" style:font-weight-complex="normal"/>
    </style:style>
    <style:style style:name="T74" style:family="text">
      <style:text-properties fo:font-weight="normal" officeooo:rsid="013f0501" style:font-weight-asian="normal" style:font-weight-complex="normal"/>
    </style:style>
    <style:style style:name="T75" style:family="text">
      <style:text-properties fo:font-weight="normal" officeooo:rsid="013f4a7b" style:font-weight-asian="normal" style:font-weight-complex="normal"/>
    </style:style>
    <style:style style:name="T76" style:family="text">
      <style:text-properties fo:font-weight="normal" officeooo:rsid="013fcdb3" style:font-weight-asian="normal" style:font-weight-complex="normal"/>
    </style:style>
    <style:style style:name="T77" style:family="text">
      <style:text-properties fo:font-weight="normal" officeooo:rsid="00281a70" style:font-weight-asian="normal" style:font-weight-complex="normal"/>
    </style:style>
    <style:style style:name="T78" style:family="text">
      <style:text-properties officeooo:rsid="0011befa"/>
    </style:style>
    <style:style style:name="T79" style:family="text">
      <style:text-properties officeooo:rsid="0012a51b"/>
    </style:style>
    <style:style style:name="T80" style:family="text">
      <style:text-properties officeooo:rsid="0018bbbe"/>
    </style:style>
    <style:style style:name="T81" style:family="text">
      <style:text-properties officeooo:rsid="00242bb2"/>
    </style:style>
    <style:style style:name="T82" style:family="text">
      <style:text-properties officeooo:rsid="0025ab06"/>
    </style:style>
    <style:style style:name="T83" style:family="text">
      <style:text-properties officeooo:rsid="002bf1c1"/>
    </style:style>
    <style:style style:name="T84" style:family="text">
      <style:text-properties officeooo:rsid="002e7152"/>
    </style:style>
    <style:style style:name="T85" style:family="text">
      <style:text-properties officeooo:rsid="0040d5cb"/>
    </style:style>
    <style:style style:name="T86" style:family="text">
      <style:text-properties officeooo:rsid="00426602"/>
    </style:style>
    <style:style style:name="T87" style:family="text">
      <style:text-properties officeooo:rsid="0042f606"/>
    </style:style>
    <style:style style:name="T88" style:family="text">
      <style:text-properties fo:font-style="italic" style:font-style-asian="italic" style:font-style-complex="italic"/>
    </style:style>
    <style:style style:name="T89" style:family="text">
      <style:text-properties fo:font-style="italic" officeooo:rsid="0018bbbe" style:font-style-asian="italic" style:font-style-complex="italic"/>
    </style:style>
    <style:style style:name="T90" style:family="text">
      <style:text-properties fo:font-style="italic" officeooo:rsid="00c82c61" style:font-style-asian="italic" style:font-style-complex="italic"/>
    </style:style>
    <style:style style:name="T91" style:family="text">
      <style:text-properties fo:font-style="italic" officeooo:rsid="00c9e0aa" style:font-style-asian="italic" style:font-style-complex="italic"/>
    </style:style>
    <style:style style:name="T92" style:family="text">
      <style:text-properties fo:font-style="italic" officeooo:rsid="01448add" style:font-style-asian="italic" style:font-style-complex="italic"/>
    </style:style>
    <style:style style:name="T93" style:family="text">
      <style:text-properties fo:font-style="italic" officeooo:rsid="0064bb90"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officeooo:rsid="004ab752"/>
    </style:style>
    <style:style style:name="T97" style:family="text">
      <style:text-properties officeooo:rsid="0061ce4a"/>
    </style:style>
    <style:style style:name="T98" style:family="text">
      <style:text-properties officeooo:rsid="00620e44"/>
    </style:style>
    <style:style style:name="T99" style:family="text">
      <style:text-properties officeooo:rsid="0064bb90"/>
    </style:style>
    <style:style style:name="T100" style:family="text">
      <style:text-properties officeooo:rsid="00678441"/>
    </style:style>
    <style:style style:name="T101" style:family="text">
      <style:text-properties officeooo:rsid="006d0ee8"/>
    </style:style>
    <style:style style:name="T102" style:family="text">
      <style:text-properties officeooo:rsid="00746454"/>
    </style:style>
    <style:style style:name="T103" style:family="text">
      <style:text-properties officeooo:rsid="007931c6"/>
    </style:style>
    <style:style style:name="T104" style:family="text">
      <style:text-properties officeooo:rsid="00822b8d"/>
    </style:style>
    <style:style style:name="T105" style:family="text">
      <style:text-properties officeooo:rsid="00832c22"/>
    </style:style>
    <style:style style:name="T106" style:family="text">
      <style:text-properties officeooo:rsid="00858f48"/>
    </style:style>
    <style:style style:name="T107" style:family="text">
      <style:text-properties officeooo:rsid="009e5f97"/>
    </style:style>
    <style:style style:name="T108" style:family="text">
      <style:text-properties officeooo:rsid="00a714e4"/>
    </style:style>
    <style:style style:name="T109" style:family="text">
      <style:text-properties officeooo:rsid="00a95e51"/>
    </style:style>
    <style:style style:name="T110" style:family="text">
      <style:text-properties officeooo:rsid="00abed9a"/>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7afead" style:font-style-asian="normal" style:font-weight-asian="bold" style:font-style-complex="normal" style:font-weight-complex="bold"/>
    </style:style>
    <style:style style:name="T113" style:family="text">
      <style:text-properties fo:font-style="normal" fo:font-weight="bold" officeooo:rsid="0018bbbe" style:font-style-asian="normal" style:font-weight-asian="bold" style:font-style-complex="normal" style:font-weight-complex="bold"/>
    </style:style>
    <style:style style:name="T114" style:family="text">
      <style:text-properties fo:font-style="normal" fo:font-weight="bold" officeooo:rsid="00bcdd74" style:font-style-asian="normal" style:font-weight-asian="bold" style:font-style-complex="normal" style:font-weight-complex="bold"/>
    </style:style>
    <style:style style:name="T115" style:family="text">
      <style:text-properties fo:font-style="normal" fo:font-weight="bold" officeooo:rsid="007b3ee0" style:font-style-asian="normal" style:font-weight-asian="bold" style:font-style-complex="normal" style:font-weight-complex="bold"/>
    </style:style>
    <style:style style:name="T116" style:family="text">
      <style:text-properties fo:font-style="normal" fo:font-weight="bold" officeooo:rsid="00bebb18" style:font-style-asian="normal" style:font-weight-asian="bold" style:font-style-complex="normal" style:font-weight-complex="bold"/>
    </style:style>
    <style:style style:name="T117" style:family="text">
      <style:text-properties fo:font-style="normal" fo:font-weight="bold" officeooo:rsid="002e7152" style:font-style-asian="normal" style:font-weight-asian="bold" style:font-style-complex="normal" style:font-weight-complex="bold"/>
    </style:style>
    <style:style style:name="T118" style:family="text">
      <style:text-properties fo:font-style="normal" fo:font-weight="bold" officeooo:rsid="0057342c" style:font-style-asian="normal" style:font-weight-asian="bold" style:font-style-complex="normal" style:font-weight-complex="bold"/>
    </style:style>
    <style:style style:name="T119" style:family="text">
      <style:text-properties fo:font-style="normal" fo:font-weight="bold" officeooo:rsid="01402c1b" style:font-style-asian="normal" style:font-weight-asian="bold" style:font-style-complex="normal" style:font-weight-complex="bold"/>
    </style:style>
    <style:style style:name="T120" style:family="text">
      <style:text-properties fo:font-style="normal" fo:font-weight="bold" officeooo:rsid="00ec7a33" style:font-style-asian="normal" style:font-weight-asian="bold" style:font-style-complex="normal" style:font-weight-complex="bold"/>
    </style:style>
    <style:style style:name="T121" style:family="text">
      <style:text-properties fo:font-style="normal" fo:font-weight="bold" officeooo:rsid="002bf1c1" style:font-style-asian="normal" style:font-weight-asian="bold" style:font-style-complex="normal" style:font-weight-complex="bold"/>
    </style:style>
    <style:style style:name="T122" style:family="text">
      <style:text-properties fo:font-style="normal" fo:font-weight="bold" officeooo:rsid="014297e5" style:font-style-asian="normal" style:font-weight-asian="bold" style:font-style-complex="normal" style:font-weight-complex="bold"/>
    </style:style>
    <style:style style:name="T123" style:family="text">
      <style:text-properties fo:font-style="normal" fo:font-weight="bold" officeooo:rsid="015a07b5" style:font-style-asian="normal" style:font-weight-asian="bold" style:font-style-complex="normal" style:font-weight-complex="bold"/>
    </style:style>
    <style:style style:name="T124" style:family="text">
      <style:text-properties fo:font-style="normal" fo:font-weight="bold" officeooo:rsid="015bbf47" style:font-style-asian="normal" style:font-weight-asian="bold" style:font-style-complex="normal" style:font-weight-complex="bold"/>
    </style:style>
    <style:style style:name="T125" style:family="text">
      <style:text-properties fo:font-style="normal" fo:font-weight="bold" officeooo:rsid="015d10b3" style:font-style-asian="normal" style:font-weight-asian="bold" style:font-style-complex="normal" style:font-weight-complex="bold"/>
    </style:style>
    <style:style style:name="T126" style:family="text">
      <style:text-properties fo:font-style="normal" fo:font-weight="bold" officeooo:rsid="015e9580" style:font-style-asian="normal" style:font-weight-asian="bold" style:font-style-complex="normal" style:font-weight-complex="bold"/>
    </style:style>
    <style:style style:name="T127" style:family="text">
      <style:text-properties fo:font-style="normal" officeooo:rsid="015a07b5" style:font-style-asian="normal" style:font-style-complex="normal"/>
    </style:style>
    <style:style style:name="T128" style:family="text">
      <style:text-properties fo:font-style="normal" officeooo:rsid="015b5b5c" style:font-style-asian="normal" style:font-style-complex="normal"/>
    </style:style>
    <style:style style:name="T129" style:family="text">
      <style:text-properties fo:font-style="normal" officeooo:rsid="015bbf47" style:font-style-asian="normal" style:font-style-complex="normal"/>
    </style:style>
    <style:style style:name="T130" style:family="text">
      <style:text-properties fo:font-style="normal" officeooo:rsid="015d10b3" style:font-style-asian="normal" style:font-style-complex="normal"/>
    </style:style>
    <style:style style:name="T131" style:family="text">
      <style:text-properties fo:font-style="normal" officeooo:rsid="016a09a5" style:font-style-asian="normal" style:font-style-complex="normal"/>
    </style:style>
    <style:style style:name="T132" style:family="text">
      <style:text-properties fo:font-style="normal" officeooo:rsid="016cb7e0" style:font-style-asian="normal" style:font-style-complex="normal"/>
    </style:style>
    <style:style style:name="T133" style:family="text">
      <style:text-properties officeooo:rsid="00bebb18"/>
    </style:style>
    <style:style style:name="T134" style:family="text">
      <style:text-properties officeooo:rsid="001a83a6"/>
    </style:style>
    <style:style style:name="T135" style:family="text">
      <style:text-properties officeooo:rsid="00c27377"/>
    </style:style>
    <style:style style:name="T136" style:family="text">
      <style:text-properties officeooo:rsid="00c6120e"/>
    </style:style>
    <style:style style:name="T137" style:family="text">
      <style:text-properties officeooo:rsid="00d45ffb"/>
    </style:style>
    <style:style style:name="T138" style:family="text">
      <style:text-properties officeooo:rsid="005ffc5a"/>
    </style:style>
    <style:style style:name="T139" style:family="text">
      <style:text-properties officeooo:rsid="0063c5fe"/>
    </style:style>
    <style:style style:name="T140" style:family="text">
      <style:text-properties officeooo:rsid="00e14376"/>
    </style:style>
    <style:style style:name="T141" style:family="text">
      <style:text-properties officeooo:rsid="00281a70"/>
    </style:style>
    <style:style style:name="T142" style:family="text">
      <style:text-properties officeooo:rsid="00eaad6f"/>
    </style:style>
    <style:style style:name="T143" style:family="text">
      <style:text-properties officeooo:rsid="00559b98"/>
    </style:style>
    <style:style style:name="T144" style:family="text">
      <style:text-properties officeooo:rsid="00f20f41"/>
    </style:style>
    <style:style style:name="T145" style:family="text">
      <style:text-properties officeooo:rsid="00f3c7d5"/>
    </style:style>
    <style:style style:name="T146" style:family="text">
      <style:text-properties officeooo:rsid="00f6ab9e"/>
    </style:style>
    <style:style style:name="T147" style:family="text">
      <style:text-properties officeooo:rsid="00f7a612"/>
    </style:style>
    <style:style style:name="T148" style:family="text">
      <style:text-properties officeooo:rsid="00faa860"/>
    </style:style>
    <style:style style:name="T149" style:family="text">
      <style:text-properties officeooo:rsid="010016c5"/>
    </style:style>
    <style:style style:name="T150" style:family="text">
      <style:text-properties officeooo:rsid="01016deb"/>
    </style:style>
    <style:style style:name="T151" style:family="text">
      <style:text-properties officeooo:rsid="010bf9ca"/>
    </style:style>
    <style:style style:name="T152" style:family="text">
      <style:text-properties officeooo:rsid="010d61b2"/>
    </style:style>
    <style:style style:name="T153" style:family="text">
      <style:text-properties officeooo:rsid="010f0ec1"/>
    </style:style>
    <style:style style:name="T154" style:family="text">
      <style:text-properties officeooo:rsid="0110bab3"/>
    </style:style>
    <style:style style:name="T155" style:family="text">
      <style:text-properties officeooo:rsid="011cc1a1"/>
    </style:style>
    <style:style style:name="T156"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15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158"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font-size-asian="11pt" style:font-size-complex="11pt"/>
    </style:style>
    <style:style style:name="T159" style:family="text">
      <style:text-properties fo:font-variant="normal" fo:text-transform="none" fo:color="#000000" style:text-line-through-style="none" style:text-line-through-type="none" style:font-name="Arial1" fo:font-size="11pt" fo:font-style="normal" style:text-underline-style="none" officeooo:rsid="01236d61" style:text-blinking="false" fo:background-color="transparent" loext:char-shading-value="0" style:font-size-asian="11pt" style:font-size-complex="11pt"/>
    </style:style>
    <style:style style:name="T160" style:family="text">
      <style:text-properties fo:font-variant="normal" fo:text-transform="none" fo:color="#000000" style:text-line-through-style="none" style:text-line-through-type="none" style:font-name="Arial1" fo:font-size="11pt" fo:font-style="normal" style:text-underline-style="none" officeooo:rsid="0155e698" style:text-blinking="false" fo:background-color="transparent" loext:char-shading-value="0" style:font-size-asian="11pt" style:font-size-complex="11pt"/>
    </style:style>
    <style:style style:name="T161"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162" style:family="text">
      <style:text-properties officeooo:rsid="01217ba0"/>
    </style:style>
    <style:style style:name="T163" style:family="text">
      <style:text-properties officeooo:rsid="01236d61"/>
    </style:style>
    <style:style style:name="T164" style:family="text">
      <style:text-properties officeooo:rsid="01241839"/>
    </style:style>
    <style:style style:name="T165" style:family="text">
      <style:text-properties officeooo:rsid="0125f1b7"/>
    </style:style>
    <style:style style:name="T166" style:family="text">
      <style:text-properties officeooo:rsid="0127966f"/>
    </style:style>
    <style:style style:name="T167" style:family="text">
      <style:text-properties officeooo:rsid="0127d9b1"/>
    </style:style>
    <style:style style:name="T168" style:family="text">
      <style:text-properties officeooo:rsid="0129d2e0"/>
    </style:style>
    <style:style style:name="T169" style:family="text">
      <style:text-properties officeooo:rsid="012bbf1f"/>
    </style:style>
    <style:style style:name="T170" style:family="text">
      <style:text-properties officeooo:rsid="012bed85"/>
    </style:style>
    <style:style style:name="T171" style:family="text">
      <style:text-properties officeooo:rsid="012e3b73"/>
    </style:style>
    <style:style style:name="T172" style:family="text">
      <style:text-properties officeooo:rsid="0137e1ee"/>
    </style:style>
    <style:style style:name="T173" style:family="text">
      <style:text-properties officeooo:rsid="013afa6b"/>
    </style:style>
    <style:style style:name="T174" style:family="text">
      <style:text-properties officeooo:rsid="0142cd94"/>
    </style:style>
    <style:style style:name="T175" style:family="text">
      <style:text-properties officeooo:rsid="01458095"/>
    </style:style>
    <style:style style:name="T176" style:family="text">
      <style:text-properties officeooo:rsid="0147dbc3"/>
    </style:style>
    <style:style style:name="T177" style:family="text">
      <style:text-properties style:font-weight-asian="bold" style:font-weight-complex="bold"/>
    </style:style>
    <style:style style:name="T178" style:family="text">
      <style:text-properties officeooo:rsid="0147dbc3" style:font-weight-asian="bold" style:font-weight-complex="bold"/>
    </style:style>
    <style:style style:name="T179" style:family="text">
      <style:text-properties officeooo:rsid="017df5b2" style:font-weight-asian="bold" style:font-weight-complex="bold"/>
    </style:style>
    <style:style style:name="T180" style:family="text">
      <style:text-properties officeooo:rsid="014acae1"/>
    </style:style>
    <style:style style:name="T181" style:family="text">
      <style:text-properties officeooo:rsid="014fe755"/>
    </style:style>
    <style:style style:name="T182" style:family="text">
      <style:text-properties officeooo:rsid="015159e4"/>
    </style:style>
    <style:style style:name="T183" style:family="text">
      <style:text-properties officeooo:rsid="015b5b5c"/>
    </style:style>
    <style:style style:name="T184" style:family="text">
      <style:text-properties officeooo:rsid="015bbf47"/>
    </style:style>
    <style:style style:name="T185" style:family="text">
      <style:text-properties officeooo:rsid="016cb7e0"/>
    </style:style>
    <style:style style:name="T186" style:family="text">
      <style:text-properties officeooo:rsid="016f94ab"/>
    </style:style>
    <style:style style:name="T187" style:family="text">
      <style:text-properties officeooo:rsid="0171a5d4"/>
    </style:style>
    <style:style style:name="T188" style:family="text">
      <style:text-properties officeooo:rsid="01722ac5"/>
    </style:style>
    <style:style style:name="T189" style:family="text">
      <style:text-properties officeooo:rsid="017331dd"/>
    </style:style>
    <style:style style:name="T190" style:family="text">
      <style:text-properties officeooo:rsid="017337c5"/>
    </style:style>
    <style:style style:name="T191" style:family="text">
      <style:text-properties officeooo:rsid="017502e7"/>
    </style:style>
    <style:style style:name="T192" style:family="text">
      <style:text-properties officeooo:rsid="0175de0b"/>
    </style:style>
    <style:style style:name="T193" style:family="text">
      <style:text-properties officeooo:rsid="012276fa"/>
    </style:style>
    <style:style style:name="T194" style:family="text">
      <style:text-properties officeooo:rsid="01906a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Formal <text:span text:style-name="T151">Definition of the</text:span> Semantic <text:span text:style-name="T144">Language</text:span></text:p>
      <text:p text:style-name="P60"/>
      <text:p text:style-name="P42"><text:span text:style-name="T60">W</text:span><text:span text:style-name="T56">e use</text:span><text:span text:style-name="T57"> frame-based </text:span><text:span text:style-name="T56">structure </text:span><text:span text:style-name="T60">t</text:span><text:span text:style-name="T56">o represent the semantic language</text:span><text:span text:style-name="T57">. This representation reveals an intuitive predicate argument </text:span><text:span text:style-name="T62">structure</text:span><text:span text:style-name="T57"> of th</text:span><text:span text:style-name="T58">e semantic l</text:span><text:span text:style-name="T56">anguage</text:span><text:span text:style-name="T57">. </text:span><text:span text:style-name="T64">The predicates are the</text:span><text:span text:style-name="T62"> domain independent locutions </text:span><text:span text:style-name="T64">that</text:span><text:span text:style-name="T62"> reflect the actions the negotiator is trying to perform by the utterance. </text:span><text:span text:style-name="T60">The </text:span><text:span text:style-name="T59">possible </text:span><text:span text:style-name="T58">locutions </text:span><text:span text:style-name="T60">are</text:span><text:span text:style-name="T26"> </text:span><text:span text:style-name="T58">O</text:span><text:span text:style-name="T62">ffer, Accep</text:span><text:span text:style-name="T59">t, R</text:span><text:span text:style-name="T62">eject, Insist, Greet, </text:span><text:span text:style-name="T63">Quit, Query. </text:span><text:span text:style-name="T65">The arguments represents the domain specific attributes with corresponding values. </text:span><text:span text:style-name="T64">The argument are defined in </text:span><text:span text:style-name="T65">Table 1. Separating domain dependent aspects from domain independent provides a systematic way of creating the semantic representation for an application.</text:span></text:p>
      <text:p text:style-name="P41"><text:span text:style-name="T62"><text:tab/></text:span>This <text:span text:style-name="T145">manual</text:span> defines <text:span text:style-name="T164">the grammar of the semantic language,</text:span> preconditions and postconditions <text:span text:style-name="T146">for</text:span> each legal locution. <text:span text:style-name="T154">Every negotiator's utterance can contains several locutions.</text:span></text:p>
      <text:p text:style-name="P40"><text:tab/></text:p>
      <table:table table:name="Table2" table:style-name="Table2">
        <table:table-column table:style-name="Table2.A"/>
        <table:table-column table:style-name="Table2.B"/>
        <table:table-row>
          <table:table-cell table:style-name="Table2.A1" office:value-type="string">
            <text:p text:style-name="P169">Argument</text:p>
          </table:table-cell>
          <table:table-cell table:style-name="Table2.B1" office:value-type="string">
            <text:p text:style-name="P170">Values</text:p>
          </table:table-cell>
        </table:table-row>
        <table:table-row>
          <table:table-cell table:style-name="Table2.A2" office:value-type="string">
            <text:p text:style-name="P6">Salary</text:p>
          </table:table-cell>
          <table:table-cell table:style-name="Table2.B2" office:value-type="string">
            <text:p text:style-name="P8">60,000 USD; 90,000 USD; 120,000 USD</text:p>
          </table:table-cell>
        </table:table-row>
        <table:table-row>
          <table:table-cell table:style-name="Table2.A2" office:value-type="string">
            <text:p text:style-name="P7">Pension Fund</text:p>
          </table:table-cell>
          <table:table-cell table:style-name="Table2.B2" office:value-type="string">
            <text:p text:style-name="P8">0%; 10%; 20%; <text:span text:style-name="T101">No agreement</text:span></text:p>
          </table:table-cell>
        </table:table-row>
        <table:table-row>
          <table:table-cell table:style-name="Table2.A2" office:value-type="string">
            <text:p text:style-name="P29">Working Hours</text:p>
          </table:table-cell>
          <table:table-cell table:style-name="Table2.B2" office:value-type="string">
            <text:p text:style-name="P30">8 hours; 9 hours; 10 hours</text:p>
          </table:table-cell>
        </table:table-row>
        <table:table-row>
          <table:table-cell table:style-name="Table2.A2" office:value-type="string">
            <text:p text:style-name="P7">Leased Car</text:p>
          </table:table-cell>
          <table:table-cell table:style-name="Table2.B2" office:value-type="string">
            <text:p text:style-name="P8">With leased car; Without leased car; No agreement</text:p>
          </table:table-cell>
        </table:table-row>
        <table:table-row>
          <table:table-cell table:style-name="Table2.A2" office:value-type="string">
            <text:p text:style-name="P7">Job Description</text:p>
          </table:table-cell>
          <table:table-cell table:style-name="Table2.B2" office:value-type="string">
            <text:p text:style-name="P9">QA, Programmer, Team Manager, Project Manager</text:p>
          </table:table-cell>
        </table:table-row>
        <table:table-row>
          <table:table-cell table:style-name="Table2.A2" office:value-type="string">
            <text:p text:style-name="P7">Promotion Possibilities</text:p>
          </table:table-cell>
          <table:table-cell table:style-name="Table2.B2" office:value-type="string">
            <text:p text:style-name="P9">Fast promotion track; Slow promotion track; No agreement</text:p>
          </table:table-cell>
        </table:table-row>
      </table:table>
      <text:p text:style-name="P31"/>
      <text:p text:style-name="P28"><text:tab/>Table <text:span text:style-name="T153">1. The list</text:span> of <text:span text:style-name="T153">attributes with corresponding values.</text:span></text:p>
      <text:p text:style-name="P60"><text:s/></text:p>
      <text:p text:style-name="P193"><text:bookmark text:name="docs-internal-guid-0e86f6ee-896d-0aba-f972-59f52fe9e6c1"/><text:span text:style-name="T194">Synchronous context-free grammar</text:span> (<text:span text:style-name="T194">SCFG</text:span>) of the <text:span text:style-name="T164">semantic language.</text:span></text:p>
      <text:p text:style-name="P191"><text:span text:style-name="T179"/></text:p>
      <text:p text:style-name="P191"><text:span text:style-name="T179">== &lt;root&gt; ==</text:span></text:p>
      <text:p text:style-name="P189">* &lt;offer&gt; <text:s/><text:tab/>/ <text:tab/>&lt;offer&gt;</text:p>
      <text:p text:style-name="P189">* &lt;accept&gt; <text:tab/>/ <text:tab/>&lt;accept&gt;</text:p>
      <text:p text:style-name="P189">* &lt;reject&gt; <text:tab/>/ <text:tab/>&lt;reject&gt;</text:p>
      <text:p text:style-name="P189">* &lt;quit&gt;<text:tab/>/ <text:tab/>&lt;quit&gt;</text:p>
      <text:p text:style-name="P189">* &lt;greet&gt;<text:tab/>/ <text:tab/>&lt;greet&gt;</text:p>
      <text:p text:style-name="P189">* &lt;query&gt;<text:tab/>/ <text:tab/>&lt;query&gt;</text:p>
      <text:p text:style-name="P189"/>
      <text:p text:style-name="P189">== &lt;quit&gt; == </text:p>
      <text:p text:style-name="P189"><text:span text:style-name="T46">* I quit</text:span> <text:s text:c="2"/><text:tab/><text:tab/><text:tab/><text:tab/><text:span text:style-name="T46">/</text:span> <text:tab/><text:span text:style-name="T94">{"Quit": true}</text:span></text:p>
      <text:p text:style-name="P189"/>
      <text:p text:style-name="P189">== &lt;greet&gt; ==</text:p>
      <text:p text:style-name="P189"><text:span text:style-name="T46">* Hello <text:s/><text:tab/><text:tab/><text:tab/><text:tab/>/ </text:span><text:tab/><text:span text:style-name="T94">{"Greet":true}</text:span></text:p>
      <text:p text:style-name="P189"/>
      <text:p text:style-name="P189">== &lt;offer&gt; ==</text:p>
      <text:p text:style-name="P188"><text:soft-page-break/>* I <text:span text:style-name="T1">&lt;offers&gt;</text:span> <text:tab/><text:tab/><text:tab/><text:tab/>/<text:tab/> <text:span text:style-name="T1">&lt;offers&gt;</text:span></text:p>
      <text:p text:style-name="P189">== &lt;offers&gt; ==</text:p>
      <text:p text:style-name="P189"><text:span text:style-name="T46">* offer </text:span>&lt;issue_value&gt;<text:tab/><text:tab/><text:tab/><text:span text:style-name="T46">/ <text:s text:c="2"/><text:tab/></text:span><text:span text:style-name="T94">{"Offer":</text:span><text:span text:style-name="T88">&lt;issue_value&gt;</text:span><text:span text:style-name="T94">}</text:span></text:p>
      <text:p text:style-name="P189"/>
      <text:p text:style-name="P189">== &lt;accept&gt; ==</text:p>
      <text:p text:style-name="P188">* I <text:span text:style-name="T1">&lt;accepts&gt;</text:span> <text:tab/><text:tab/><text:tab/><text:tab/>/ <text:tab/><text:span text:style-name="T1">&lt;accepts&gt;</text:span></text:p>
      <text:p text:style-name="P189">== &lt;accepts&gt; ==</text:p>
      <text:p text:style-name="P189">* &lt;accept_single&gt; <text:tab/><text:tab/><text:tab/>/<text:tab/>&lt;accept_single&gt;</text:p>
      <text:p text:style-name="P189">* &lt;accept_issue&gt; <text:tab/><text:tab/><text:tab/>/<text:tab/>&lt;accept_issue&gt;</text:p>
      <text:p text:style-name="P189">* &lt;accept_issue_value&gt; <text:tab/><text:tab/>/<text:tab/>&lt;accept_issue_value&gt;</text:p>
      <text:p text:style-name="P189">== &lt;accept_single&gt; ==</text:p>
      <text:p text:style-name="P189"><text:span text:style-name="T46">* accept the offer <text:tab/><text:tab/><text:tab/>/ <text:s/></text:span><text:s/><text:tab/><text:span text:style-name="T94">{"Accept":true}</text:span></text:p>
      <text:p text:style-name="P189">== &lt;accept_issue&gt; ==</text:p>
      <text:p text:style-name="P189"><text:span text:style-name="T46">* accept the </text:span>&lt;issue&gt;<text:span text:style-name="T46"> <text:tab/><text:tab/><text:tab/>/</text:span> <text:s text:c="2"/><text:tab/><text:span text:style-name="T94">{"Accept":"</text:span><text:span text:style-name="T88">&lt;issue&gt;</text:span><text:span text:style-name="T94">"}</text:span></text:p>
      <text:p text:style-name="P189">== &lt;accept_issue_value&gt; ==</text:p>
      <text:p text:style-name="P189"><text:span text:style-name="T46">* accept </text:span>&lt;issue_value&gt;<text:span text:style-name="T46"> <text:tab/><text:tab/>/</text:span> <text:s text:c="2"/><text:tab/><text:span text:style-name="T94">{"Accept":</text:span><text:span text:style-name="T88">&lt;issue_value&gt;</text:span><text:span text:style-name="T94">}</text:span></text:p>
      <text:p text:style-name="P189"/>
      <text:p text:style-name="P189">== &lt;reject&gt; ==</text:p>
      <text:p text:style-name="P188">* I <text:span text:style-name="T1">&lt;rejects&gt; <text:tab/><text:tab/><text:tab/><text:tab/>/<text:tab/>&lt;rejects&gt;</text:span></text:p>
      <text:p text:style-name="P189">== &lt;rejects&gt; ==</text:p>
      <text:p text:style-name="P189">* &lt;reject_single&gt;<text:tab/> <text:tab/><text:tab/>/<text:tab/>&lt;reject_single&gt;</text:p>
      <text:p text:style-name="P189">* &lt;reject_issue&gt; <text:tab/><text:tab/><text:tab/>/<text:tab/>&lt;reject_issue&gt;</text:p>
      <text:p text:style-name="P189">* &lt;reject_issue_value&gt; <text:tab/><text:tab/>/<text:tab/>&lt;reject_issue_value&gt;</text:p>
      <text:p text:style-name="P189">== &lt;reject_single&gt; ==</text:p>
      <text:p text:style-name="P189"><text:span text:style-name="T46">* reject the offer <text:tab/><text:tab/><text:tab/>/</text:span> <text:s text:c="2"/><text:tab/><text:span text:style-name="T94">{"Reject":true}</text:span></text:p>
      <text:p text:style-name="P189">== &lt;reject_issue&gt; ==</text:p>
      <text:p text:style-name="P189"><text:span text:style-name="T46">* reject the </text:span>&lt;issue&gt;<text:span text:style-name="T46"> <text:tab/><text:tab/><text:tab/>/</text:span> <text:s text:c="2"/><text:tab/><text:span text:style-name="T94">{"Reject":"</text:span><text:span text:style-name="T88">&lt;issue&gt;</text:span><text:span text:style-name="T94">"}</text:span></text:p>
      <text:p text:style-name="P189">== &lt;reject_issue_value&gt; ==</text:p>
      <text:p text:style-name="P189"><text:span text:style-name="T46">* reject </text:span>&lt;issue_value&gt;<text:span text:style-name="T46"> <text:tab/><text:tab/>/</text:span> <text:s text:c="2"/><text:tab/><text:span text:style-name="T46">{"Reject":</text:span>&lt;issue_value&gt;<text:span text:style-name="T46">}</text:span></text:p>
      <text:p text:style-name="P189"/>
      <text:p text:style-name="P189">== &lt;query&gt; ==</text:p>
      <text:p text:style-name="P188">* What do you offer about <text:span text:style-name="T1">&lt;issue&gt;</text:span>?<text:tab/><text:tab/>/ <text:s text:c="2"/><text:span text:style-name="T88">{"Query":{"Offer":</text:span><text:span text:style-name="T95">&lt;issue&gt;</text:span><text:span text:style-name="T88">}}</text:span></text:p>
      <text:p text:style-name="P188">* What do you have to offer? <text:tab/><text:tab/><text:tab/>/ <text:s text:c="2"/><text:span text:style-name="T88">{"Query":"Offer"}</text:span></text:p>
      <text:p text:style-name="P189"/>
      <text:p text:style-name="P189">== &lt;issue_value&gt; ==</text:p>
      <text:p text:style-name="P188">* a pension of <text:span text:style-name="T1">&lt;pensions&gt; </text:span><text:tab/><text:tab/><text:tab/>/ <text:s text:c="2"/><text:span text:style-name="T88">{"Pension Fund":</text:span><text:span text:style-name="T95">&lt;pensions&gt;</text:span><text:span text:style-name="T88">}</text:span></text:p>
      <text:p text:style-name="P188">* a salary of <text:span text:style-name="T1">&lt;salary&gt;</text:span><text:tab/><text:tab/><text:tab/><text:tab/>/ <text:s text:c="2"/><text:span text:style-name="T88">{"Salary":</text:span><text:span text:style-name="T95">&lt;salary&gt;</text:span><text:span text:style-name="T88">}</text:span></text:p>
      <text:p text:style-name="P188">* a workday of <text:span text:style-name="T1">&lt;hours&gt;</text:span> <text:tab/><text:tab/><text:tab/>/ <text:s text:c="2"/>{"Working Hours":<text:span text:style-name="T1">&lt;hours&gt;</text:span>}</text:p>
      <text:p text:style-name="P188">* a leased car <text:tab/><text:tab/><text:tab/><text:tab/><text:tab/>/ <text:s text:c="2"/><text:span text:style-name="T88">{"Leased Car":"With leased car"}</text:span></text:p>
      <text:p text:style-name="P188">* no leased car <text:tab/><text:tab/><text:tab/><text:tab/>/ <text:s text:c="2"/><text:span text:style-name="T88">{"Leased Car":"Without leased car"}</text:span></text:p>
      <text:p text:style-name="P190">* &lt;promotional&gt; <text:tab/><text:tab/><text:tab/><text:tab/>/ <text:s/><text:span text:style-name="T94"><text:s/>{"Promotion Possibilities":</text:span><text:span text:style-name="T88">&lt;promotional&gt;</text:span><text:span text:style-name="T94">}</text:span></text:p>
      <text:p text:style-name="P190">* <text:span text:style-name="T46">no agreement on</text:span> &lt;noagissues&gt; <text:s/><text:tab/><text:tab/>/ <text:s text:c="2"/>&lt;noagissues&gt;</text:p>
      <text:p text:style-name="P190"/>
      <text:p text:style-name="P190">== &lt;noagissues&gt; ==</text:p>
      <text:p text:style-name="P187">* leased car <text:tab/><text:tab/><text:tab/><text:tab/><text:tab/><text:span text:style-name="T88">/ <text:s text:c="2"/>{"Leased Car":"No agreement"}</text:span></text:p>
      <text:p text:style-name="P187">* pension <text:tab/><text:tab/><text:tab/><text:tab/><text:tab/><text:span text:style-name="T88">/ <text:s text:c="2"/>{"Pension Fund":"No agreement"}</text:span></text:p>
      <text:p text:style-name="P187"><text:soft-page-break/>* promotion track <text:tab/><text:tab/><text:tab/><text:tab/><text:span text:style-name="T88">/ <text:s text:c="2"/>{"Promotion Possibilities":"No agreement"}</text:span></text:p>
      <text:p text:style-name="P190"/>
      <text:p text:style-name="P190">== &lt;issue&gt; ==</text:p>
      <text:p text:style-name="P187">* salary <text:tab/><text:tab/><text:tab/>/ <text:s text:c="2"/>Salary</text:p>
      <text:p text:style-name="P187">* job description <text:s/><text:tab/><text:tab/>/ <text:s text:c="2"/>Job Description</text:p>
      <text:p text:style-name="P187">* pension fund <text:tab/><text:tab/>/ <text:s text:c="2"/>Pension Fund</text:p>
      <text:p text:style-name="P187">* company car <text:s text:c="6"/><text:tab/><text:tab/>/ <text:s text:c="2"/>Leased Car</text:p>
      <text:p text:style-name="P187">* promotion track <text:s/><text:tab/><text:tab/>/ <text:s text:c="2"/>Promotion Possibilities</text:p>
      <text:p text:style-name="P187">* working hours <text:s text:c="5"/><text:tab/><text:tab/>/ <text:s text:c="2"/>Working Hours</text:p>
      <text:p text:style-name="P187"/>
      <text:p text:style-name="P190">== &lt;salary&gt; ==</text:p>
      <text:p text:style-name="P187">* 60,000 <text:s text:c="12"/><text:tab/>/ <text:s text:c="2"/>60,000 USD</text:p>
      <text:p text:style-name="P187">* 90,000 <text:s text:c="12"/><text:tab/>/ <text:s text:c="2"/>90,000 USD</text:p>
      <text:p text:style-name="P187">* 120,000 <text:s text:c="12"/><text:tab/>/ <text:s text:c="2"/>120,000 USD</text:p>
      <text:p text:style-name="P187"/>
      <text:p text:style-name="P190">== &lt;pensions&gt; ==</text:p>
      <text:p text:style-name="P187">* 0% <text:s text:c="12"/><text:tab/><text:tab/>/ <text:s text:c="2"/>0%</text:p>
      <text:p text:style-name="P187">* 10% <text:s text:c="12"/><text:tab/><text:tab/>/ <text:s text:c="2"/>10%</text:p>
      <text:p text:style-name="P187">* 20% <text:s text:c="12"/><text:tab/><text:tab/>/ <text:s text:c="2"/>20%</text:p>
      <text:p text:style-name="P187"/>
      <text:p text:style-name="P190">== &lt;hours&gt; ==</text:p>
      <text:p text:style-name="P187">* 8 hours<text:tab/><text:tab/>/ 8 hours</text:p>
      <text:p text:style-name="P187">* 9 hours<text:tab/><text:tab/>/ 9 hours</text:p>
      <text:p text:style-name="P187">* 10 hours<text:tab/><text:tab/>/ 10 hours</text:p>
      <text:p text:style-name="P187"/>
      <text:p text:style-name="P190">== &lt;jobs&gt; ==</text:p>
      <text:p text:style-name="P187">* qa <text:s text:c="6"/><text:tab/><text:tab/> <text:s text:c="6"/><text:tab/>/ <text:s text:c="2"/>QA</text:p>
      <text:p text:style-name="P187">* programmer <text:s text:c="3"/><text:tab/> <text:s/><text:tab/>/ <text:s text:c="2"/>Programmer</text:p>
      <text:p text:style-name="P187">* team manager <text:s text:c="3"/><text:tab/><text:tab/>/ <text:s text:c="2"/>Team Manager</text:p>
      <text:p text:style-name="P187">* project manager <text:tab/><text:tab/>/ <text:s text:c="2"/>Project Manager</text:p>
      <text:p text:style-name="P187"/>
      <text:p text:style-name="P190">== &lt;promotional&gt; ==</text:p>
      <text:p text:style-name="P187">* a fast promotion track<text:tab/>/ <text:s text:c="2"/>Fast promotion track</text:p>
      <text:p text:style-name="P192">* a slow promotion track<text:tab/>/ <text:s text:c="2"/>Slow promotion track</text:p>
      <text:p text:style-name="P194"><text:span text:style-name="T167">D</text:span><text:span text:style-name="T1">escription of </text:span><text:span text:style-name="T29">the</text:span><text:span text:style-name="T1"> </text:span><text:span text:style-name="T29">L</text:span><text:span text:style-name="T1">ocutions.</text:span></text:p>
      <text:p text:style-name="P61"/>
      <text:list xml:id="list1036901904778846618" text:style-name="L1">
        <text:list-item>
          <text:p text:style-name="P177"><text:span text:style-name="T13">Offer</text:span><text:span text:style-name="T61"> — </text:span><text:span text:style-name="T60">t</text:span><text:span text:style-name="T61">his locution allows </text:span><text:span text:style-name="T66">a negotiator</text:span><text:span text:style-name="T61"> to offer a subset of </text:span><text:span text:style-name="T60">attributes and corresponding </text:span><text:span text:style-name="T61">values for negotiation.</text:span></text:p>
        </text:list-item>
      </text:list>
      <text:p text:style-name="P150"/>
      <text:p text:style-name="P152"><text:tab/><text:span text:style-name="T169">Usage: </text:span>Offer(A_i, A_j, <text:span text:style-name="T156">&lt;IssueValueList&gt;</text:span>)</text:p>
      <text:p text:style-name="P151"/>
      <text:p text:style-name="P88"><text:tab/>Participant <text:span text:style-name="T1">A_i</text:span> proposes to participant <text:span text:style-name="T1">A_j</text:span> a subset of <text:span text:style-name="T146">negotiation issues <text:tab/></text:span><text:span text:style-name="T161">&lt;IssueValueList&gt;</text:span>. <text:span text:style-name="T161">&lt;IssueValueList&gt;</text:span> contain<text:span text:style-name="T146">s</text:span> a <text:span text:style-name="T168">subset of</text:span> attributes <text:span text:style-name="T146">with corresponding <text:tab/>values</text:span> from the <text:span text:style-name="T146">negotiation </text:span>domain. <text:span text:style-name="T169">There is no any preconditions or postconditions for <text:tab/>Offer.</text:span></text:p>
      <text:p text:style-name="P83"/>
      <text:list xml:id="list9140408019035250012" text:style-name="L2">
        <text:list-item>
          <text:p text:style-name="P178"><text:span text:style-name="T5">Accept</text:span><text:span text:style-name="T61"> — </text:span><text:span text:style-name="T60">a</text:span><text:span text:style-name="T61"> </text:span><text:span text:style-name="T70">negotiator</text:span><text:span text:style-name="T61"> can accept a whole </text:span><text:span text:style-name="T48">previous </text:span><text:span text:style-name="T61">offer or a subset of </text:span><text:span text:style-name="T48">previously </text:span><text:span text:style-name="T61">offered </text:span><text:span text:style-name="T48">attributes</text:span><text:span text:style-name="T61"> with or without </text:span><text:span text:style-name="T48">corresponding</text:span><text:span text:style-name="T61"> values. </text:span></text:p>
        </text:list-item>
      </text:list>
      <text:p text:style-name="P83"/>
      <text:p text:style-name="P64"><text:span text:style-name="T108"><text:tab/>Usage: Accept</text:span>(A_i, A_j, <text:span text:style-name="T158">&lt;MixedList&gt;</text:span>, C)</text:p>
      <text:p text:style-name="P83"/>
      <text:p text:style-name="P83"><text:tab/>The meaning of the above predicates is that agent <text:span text:style-name="T1">A_i</text:span> accepts either the list of <text:span text:style-name="T147">attributes <text:tab/>with corresponding</text:span> <text:span text:style-name="T147">values</text:span> or the list of attributes or the whole previous offer <text:span text:style-name="T181">of </text:span><text:span text:style-name="T38">A_j</text:span>. <text:tab/>When <text:span text:style-name="T170">the argument is empty</text:span> <text:span text:style-name="T170">the</text:span> <text:span text:style-name="T39">Accept</text:span> refers to the last offer that can be extracted <text:tab/>by the context <text:tab/>C.</text:p>
      <text:p text:style-name="P83"/>
      <text:p text:style-name="P64"><text:span text:style-name="T109"><text:tab/>Preconditions</text:span>: Offer(A_j, A_i, <text:span text:style-name="T158">&lt;IssueValueList&gt;</text:span>)<text:span text:style-name="T46">, such that </text:span><text:span text:style-name="T158">&lt;IssueValueList&gt;</text:span><text:span text:style-name="T157"> covers </text:span><text:span text:style-name="T158"><text:tab/>&lt;MixedList&gt;</text:span></text:p>
      <text:p text:style-name="P83"/>
      <text:list xml:id="list5760692544151284788" text:style-name="L3">
        <text:list-item>
          <text:p text:style-name="P179"><text:span text:style-name="T27">Reject</text:span><text:span text:style-name="T61"> — </text:span><text:span text:style-name="T60">a</text:span><text:span text:style-name="T61"> </text:span><text:span text:style-name="T69">negotiator</text:span><text:span text:style-name="T61"> can </text:span><text:span text:style-name="T67">reject</text:span><text:span text:style-name="T61"> a whole </text:span><text:span text:style-name="T48">previous </text:span><text:span text:style-name="T61">offer or a subset of </text:span><text:span text:style-name="T48">previously </text:span><text:span text:style-name="T61">offered </text:span><text:span text:style-name="T48">attributes</text:span><text:span text:style-name="T61"> with or without </text:span><text:span text:style-name="T48">corresponding</text:span><text:span text:style-name="T61"> values. </text:span></text:p>
        </text:list-item>
      </text:list>
      <text:p text:style-name="P63"/>
      <text:p text:style-name="P64"><text:span text:style-name="T109"><text:tab/>Usage: Reject</text:span>(A_i, A_j, <text:span text:style-name="T158">&lt;MixedList&gt;</text:span>, C<text:span text:style-name="T162">)</text:span></text:p>
      <text:p text:style-name="P69"/>
      <text:p text:style-name="P86"><text:tab/>The meaning of the above predicates is that agent <text:span text:style-name="T1">A_i</text:span> <text:span text:style-name="T148">rejects</text:span> either the list of <text:span text:style-name="T147">attributes <text:tab/>with corresponding</text:span> <text:span text:style-name="T147">values</text:span> or the list of attributes or the whole previous offer <text:span text:style-name="T182">of </text:span><text:span text:style-name="T40">A_j</text:span>. <text:tab/>When <text:span text:style-name="T171">the argument is empty t</text:span>he <text:span text:style-name="T41">Reject</text:span> refers to the last offer that can be extracted <text:tab/>by the context <text:tab/><text:span text:style-name="T1">C</text:span>.</text:p>
      <text:p text:style-name="P86"/>
      <text:p text:style-name="P65"><text:tab/>Preconditions: Offer(A_j, A_i, <text:span text:style-name="T158">&lt;IssueValueList&gt;</text:span>)<text:span text:style-name="T46">, such that </text:span><text:span text:style-name="T158">&lt;IssueValueList&gt;</text:span><text:span text:style-name="T157"> covers </text:span><text:span text:style-name="T158"><text:tab/>&lt;MixedList&gt;</text:span></text:p>
      <text:p text:style-name="P83"/>
      <text:list xml:id="list7242600391789732634" text:style-name="L4">
        <text:list-item>
          <text:p text:style-name="P180"><text:span text:style-name="T30">Greet</text:span><text:span text:style-name="T54"> – a </text:span><text:span text:style-name="T68">negotiator</text:span><text:span text:style-name="T54"> can greet the other participant.</text:span></text:p>
        </text:list-item>
      </text:list>
      <text:p text:style-name="P125"/>
      <text:p text:style-name="P120"><text:span text:style-name="T7"><text:tab/></text:span><text:span text:style-name="T31">Usage: </text:span><text:span text:style-name="T7">Greet(A_i, A_j)</text:span><text:span text:style-name="T21"><text:tab/></text:span></text:p>
      <text:p text:style-name="P101"/>
      <text:p text:style-name="P99"><text:span text:style-name="T99"><text:tab/>A negotiator</text:span> <text:span text:style-name="T1">A_i</text:span> greets a <text:span text:style-name="T1">A_j</text:span>.</text:p>
      <text:p text:style-name="P126"/>
      <text:list xml:id="list7416218340448561241" text:style-name="L5">
        <text:list-item>
          <text:p text:style-name="P171"><text:soft-page-break/><text:span text:style-name="T7">Quit</text:span><text:span text:style-name="T110"> - a negotiator can opt-out the negotiation. </text:span></text:p>
        </text:list-item>
      </text:list>
      <text:p text:style-name="Standard"/>
      <text:p text:style-name="P103"><text:tab/>Quit(A_i)</text:p>
      <text:p text:style-name="P126"/>
      <text:p text:style-name="P99"><text:span text:style-name="T99"><text:tab/>A </text:span>participant <text:span text:style-name="T1">A_i</text:span> opts out the negotiation.</text:p>
      <text:p text:style-name="P26"/>
      <text:list xml:id="list6755627295208852440" text:style-name="L6">
        <text:list-item>
          <text:p text:style-name="P181"><text:span text:style-name="T20">Insist</text:span><text:span text:style-name="T61"> — </text:span><text:span text:style-name="T52">a </text:span><text:span text:style-name="T71">negotiator</text:span><text:span text:style-name="T52"> can insist on the whole previous offer or on the part of the previous offer. The precondition is that the attributes or the attributes with corresponding values should be offered previously by the </text:span><text:span text:style-name="T71">negotiator</text:span><text:span text:style-name="T52">.</text:span></text:p>
        </text:list-item>
      </text:list>
      <text:p text:style-name="P85"/>
      <text:p text:style-name="P66"><text:span text:style-name="T140"><text:tab/>Usage: Insist</text:span>(A_i, A_j, <text:span text:style-name="T158">&lt;MixedList&gt;</text:span>, C<text:span text:style-name="T162">)</text:span></text:p>
      <text:p text:style-name="P62"/>
      <text:p text:style-name="P85"><text:tab/>The meaning of the above predicates is that agent <text:span text:style-name="T1">A_i</text:span> <text:span text:style-name="T149">insists on</text:span> either the list of <text:tab/><text:span text:style-name="T149">attributes or the list of attributes with corresponding values</text:span> or <text:span text:style-name="T172">on </text:span>the whole previous <text:tab/>offer. When <text:span text:style-name="T172">the argument is empty</text:span> the <text:span text:style-name="T150">Insist</text:span> refers to the last offer that can be extracted <text:tab/>by the context C.</text:p>
      <text:p text:style-name="P85"/>
      <text:p text:style-name="P67"><text:span text:style-name="T109"><text:tab/>Preconditions</text:span>: Offer(A_<text:span text:style-name="T193">i</text:span>, A_<text:span text:style-name="T193">j</text:span>, <text:span text:style-name="T158">&lt;IssueValueList&gt;</text:span>)<text:span text:style-name="T46">, such that </text:span><text:span text:style-name="T158">&lt;IssueValueList&gt;</text:span><text:span text:style-name="T157"> covers </text:span><text:span text:style-name="T158"><text:tab/>&lt;MixedList&gt;</text:span></text:p>
      <text:p text:style-name="P89"/>
      <text:list xml:id="list5766842482006734521" text:style-name="L7">
        <text:list-item>
          <text:p text:style-name="P182"><text:span text:style-name="T13">Q</text:span><text:span text:style-name="T28">uery</text:span><text:span text:style-name="T61"> — </text:span><text:span text:style-name="T72">a </text:span><text:span text:style-name="T73">negotiator</text:span><text:span text:style-name="T72"> can ask question. The question are represent</text:span><text:span text:style-name="T73">ed</text:span><text:span text:style-name="T72"> as a meta locution. Query locution can be used in compatible with other locutions (Offer, Accept, Reject, Insist).</text:span></text:p>
        </text:list-item>
      </text:list>
      <text:p text:style-name="P84"/>
      <text:p text:style-name="P68"><text:tab/><text:span text:style-name="T173">Usage: </text:span>Query(A_i, A_j, <text:span text:style-name="T163">&lt;</text:span><text:span text:style-name="T158">IntentList</text:span><text:span text:style-name="T159">&gt;, </text:span><text:span text:style-name="T160">C</text:span>)</text:p>
      <text:p text:style-name="P84"/>
      <text:p text:style-name="P87"><text:tab/>Agent <text:span text:style-name="T1">A_i</text:span> ask<text:span text:style-name="T142">s</text:span> agent <text:span text:style-name="T1">A_j</text:span> a question.</text:p>
      <text:p text:style-name="P59"><text:tab/></text:p>
      <text:p text:style-name="P154">Annotation Guidelines</text:p>
      <text:p text:style-name="P1"/>
      <text:p text:style-name="P3">The negotiation takes place between an Employer and a Candidate, both sides are interested in reaching a conclusion and formalizing the hiring conditions</text:p>
      <text:p text:style-name="P39"/>
      <text:p text:style-name="P55">General <text:span text:style-name="T86">recommendations</text:span>:</text:p>
      <text:p text:style-name="P38"/>
      <text:p text:style-name="P38"><text:span text:style-name="T85">1</text:span>. Negotiation is <text:span text:style-name="T81">a </text:span>context-dependent conversation, therefore consider context <text:span text:style-name="T102">for intent annotation.</text:span></text:p>
      <text:p text:style-name="P149">2. <text:span text:style-name="T103">Annotate</text:span> attributes and values only when they <text:span text:style-name="T152">are </text:span>actually mentioned in the sentence</text:p>
      <text:p text:style-name="P149"/>
      <text:p text:style-name="P153">The list of attributes with corresponding values are defined in Table 1. </text:p>
      <text:p text:style-name="P149"/>
      <text:p text:style-name="P27">Below is the list of possible locutions with exampl<text:span text:style-name="T155">es. The negotiation natural sentences are formatted in Italic and semantic labels are in Bold. The semantic representation is given in JSON format. </text:span></text:p>
      <text:p text:style-name="P33"/>
      <text:list xml:id="list7076392586347868131" text:style-name="L8">
        <text:list-item>
          <text:p text:style-name="P172"><text:span text:style-name="T1">Offer</text:span> <text:span text:style-name="T61">—</text:span><text:span text:style-name="T46"> </text:span><text:span text:style-name="T47">a </text:span><text:span text:style-name="T52">negotiator</text:span><text:span text:style-name="T47"> can offer a subset of attributes and values to the other side. Offer has to contains attributes with corresponding values. Offer cannot be used with only attributes. </text:span><text:span text:style-name="T49">The</text:span><text:span text:style-name="T62">re</text:span><text:span text:style-name="T49"> is no any precondition for Offer, however Offer is a precondition for Accept, Reject, Insist.</text:span></text:p>
        </text:list-item>
      </text:list>
      <text:p text:style-name="P168"/>
      <text:p text:style-name="P2"><text:span text:style-name="T78"><text:tab/>Direct offering</text:span>: </text:p>
      <text:p text:style-name="P131"><text:span text:style-name="T1"><text:tab/>- </text:span>I offer <text:span text:style-name="T87">you </text:span>a pension of 10 percent <text:span text:style-name="T133">and a salary of 60,000 USD</text:span></text:p>
      <text:p text:style-name="P43"><text:span text:style-name="T112"><text:tab/>Offer</text:span><text:span text:style-name="T113">:</text:span><text:span text:style-name="T114">{</text:span><text:span text:style-name="T115">Pension fund</text:span><text:span text:style-name="T113">: </text:span><text:span text:style-name="T115">10%, </text:span><text:span text:style-name="T116">Salary: 60,000 USD</text:span><text:span text:style-name="T114">}</text:span></text:p>
      <text:p text:style-name="P52"/>
      <text:p text:style-name="P90"><text:span text:style-name="T79"><text:tab/>Offer as a modality of Accept</text:span>:</text:p>
      <text:p text:style-name="P128"><text:tab/>- <text:span text:style-name="T78">I will accept a salary of 60,000 USD</text:span></text:p>
      <text:p text:style-name="P104"><text:tab/>Offer:{Salary:60,000 USD}</text:p>
      <text:p text:style-name="P54"/>
      <text:p text:style-name="P90"><text:tab/><text:span text:style-name="T96">Offer when Accept precondition is not fulfilled:</text:span></text:p>
      <text:p text:style-name="P129"><text:tab/><text:span text:style-name="T96">{the begging of the conversation}</text:span></text:p>
      <text:p text:style-name="P127"><text:tab/>- <text:span text:style-name="T96">I accept the job as programmer</text:span></text:p>
      <text:p text:style-name="P105"><text:tab/>Offer:{Job description:Programmer}</text:p>
      <text:p text:style-name="P100"/>
      <text:p text:style-name="P98"><text:tab/><text:span text:style-name="T136">Offer with Accept in the same sentence</text:span></text:p>
      <text:p text:style-name="P130"><text:tab/>- <text:span text:style-name="T135">I accept your salary and I offer you a pension of 20%</text:span></text:p>
      <text:p text:style-name="P106"><text:tab/>Accept:Salary, Offer:{Pension Fund:20%}</text:p>
      <text:p text:style-name="P70"/>
      <text:list xml:id="list5940117849822296784" text:style-name="L9">
        <text:list-item>
          <text:p text:style-name="P183"><text:span text:style-name="T5">Accept</text:span><text:span text:style-name="T61"> — </text:span><text:span text:style-name="T75">a</text:span><text:span text:style-name="T61"> </text:span><text:span text:style-name="T52">negotiator</text:span><text:span text:style-name="T61"> can accept a whole </text:span><text:span text:style-name="T48">previous </text:span><text:span text:style-name="T61">offer or a subset of </text:span><text:span text:style-name="T48">previously </text:span><text:span text:style-name="T61">offered </text:span><text:span text:style-name="T48">attributes</text:span><text:span text:style-name="T61"> with or without </text:span><text:span text:style-name="T48">corresponding</text:span><text:span text:style-name="T61"> values. </text:span><text:span text:style-name="T134">There is no </text:span><text:span text:style-name="T42">Accept</text:span><text:span text:style-name="T134"> of the attributes if they were not offered previously.</text:span></text:p>
        </text:list-item>
      </text:list>
      <text:p text:style-name="P74"/>
      <text:p text:style-name="P91"><text:tab/><text:span text:style-name="T80">Direct Accept (only when Offer is a precondition):</text:span></text:p>
      <text:p text:style-name="P132"><text:soft-page-break/><text:tab/>- <text:span text:style-name="T80">I offer you a programmer job position.</text:span></text:p>
      <text:p text:style-name="P133"><text:tab/>- <text:span text:style-name="T80">I agree to be a programmer.</text:span></text:p>
      <text:p text:style-name="P117"><text:span text:style-name="T8"><text:tab/>Accept</text:span><text:span text:style-name="T2">:{</text:span><text:span text:style-name="T9">Job description</text:span><text:span text:style-name="T2">:</text:span><text:span text:style-name="T9">Programmer</text:span><text:span text:style-name="T2">}</text:span></text:p>
      <text:p text:style-name="P74"/>
      <text:p text:style-name="P135"><text:tab/>- <text:span text:style-name="T80">I suggest you a salary of 60,000.</text:span></text:p>
      <text:p text:style-name="P133"><text:tab/>- <text:span text:style-name="T80">I will accept this salary.</text:span></text:p>
      <text:p text:style-name="P117"><text:span text:style-name="T2"><text:tab/></text:span><text:span text:style-name="T8">Accept</text:span><text:span text:style-name="T2">:</text:span><text:span text:style-name="T10">S</text:span><text:span text:style-name="T11">a</text:span><text:span text:style-name="T10">lary</text:span></text:p>
      <text:p text:style-name="P122"><text:tab/></text:p>
      <text:p text:style-name="P96"><text:tab/><text:span text:style-name="T88">- </text:span><text:span text:style-name="T89">I suggest you a salary of </text:span><text:span text:style-name="T92">6</text:span><text:span text:style-name="T89">0,000 and pension of 10%.</text:span></text:p>
      <text:p text:style-name="P133"><text:tab/>- <text:span text:style-name="T80">I agree.</text:span></text:p>
      <text:p text:style-name="P117"><text:span text:style-name="T2"><text:tab/></text:span><text:span text:style-name="T8">Accept</text:span><text:span text:style-name="T2">:</text:span><text:span text:style-name="T3">true</text:span></text:p>
      <text:p text:style-name="P124"/>
      <text:p text:style-name="P97"><text:tab/><text:span text:style-name="T88">- </text:span><text:span text:style-name="T89">I </text:span><text:span text:style-name="T90">give</text:span><text:span text:style-name="T89"> </text:span><text:span text:style-name="T91">a</text:span><text:span text:style-name="T90"> </text:span><text:span text:style-name="T89">pension of 10% </text:span><text:span text:style-name="T90">and programmer position </text:span><text:span text:style-name="T91">with a leased car</text:span><text:span text:style-name="T90">.</text:span></text:p>
      <text:p text:style-name="P134"><text:tab/>- <text:span text:style-name="T80">I accept the salary and the pension.</text:span></text:p>
      <text:p text:style-name="P118"><text:span text:style-name="T8"><text:tab/>Accept</text:span><text:span text:style-name="T2">:</text:span><text:span text:style-name="T44">[</text:span><text:span text:style-name="T43">Salary, </text:span><text:span text:style-name="T12">Pension Fund</text:span><text:span text:style-name="T44">]</text:span></text:p>
      <text:p text:style-name="P71"/>
      <text:list xml:id="list7190391322065099336" text:style-name="L10">
        <text:list-item>
          <text:p text:style-name="P184"><text:span text:style-name="T6">Reject</text:span><text:span text:style-name="T61"> — </text:span><text:span text:style-name="T75">a</text:span><text:span text:style-name="T61"> </text:span><text:span text:style-name="T52">negotiator</text:span><text:span text:style-name="T61"> can reject a whole </text:span><text:span text:style-name="T50">previous </text:span><text:span text:style-name="T61">offer or a subset of </text:span><text:span text:style-name="T50">previously </text:span><text:span text:style-name="T61">offered </text:span><text:span text:style-name="T50">attributes</text:span><text:span text:style-name="T61"> with or without </text:span><text:span text:style-name="T50">corresponding</text:span><text:span text:style-name="T61"> values. </text:span><text:span text:style-name="T82">Offer with the same argument is a precondition of Reject.</text:span></text:p>
        </text:list-item>
      </text:list>
      <text:p text:style-name="P75"/>
      <text:p text:style-name="P92"><text:tab/><text:span text:style-name="T80">Direct Reject (only when Offer is a precondition):</text:span></text:p>
      <text:p text:style-name="P136"><text:tab/>- <text:span text:style-name="T80">I offer you a programmer job position.</text:span></text:p>
      <text:p text:style-name="P137"><text:tab/>- <text:span text:style-name="T80">I reject this offer.</text:span></text:p>
      <text:p text:style-name="P119"><text:span text:style-name="T3"><text:tab/>Reject</text:span><text:span text:style-name="T2">:</text:span><text:span text:style-name="T3">true</text:span></text:p>
      <text:p text:style-name="P75"/>
      <text:p text:style-name="P136"><text:tab/>- <text:span text:style-name="T80">I suggest you a salary of 60,000.</text:span></text:p>
      <text:p text:style-name="P137"><text:tab/>- <text:span text:style-name="T80">I will not accept this salary.</text:span></text:p>
      <text:p text:style-name="P119"><text:span text:style-name="T3"><text:tab/>Reject</text:span><text:span text:style-name="T2">:</text:span><text:span text:style-name="T14">Salary</text:span></text:p>
      <text:p text:style-name="P123"/>
      <text:p text:style-name="P138"><text:tab/>- <text:span text:style-name="T80">I suggest you a slow promotion track.</text:span></text:p>
      <text:p text:style-name="P137"><text:tab/>- <text:span text:style-name="T80">I disagree with slow promotion track.</text:span></text:p>
      <text:p text:style-name="P119"><text:span text:style-name="T80"><text:tab/></text:span><text:span text:style-name="T3">Reject</text:span><text:span text:style-name="T2">: </text:span><text:span text:style-name="T16">{</text:span><text:span text:style-name="T15">Promotion track</text:span><text:span text:style-name="T3">: </text:span><text:span text:style-name="T16">S</text:span><text:span text:style-name="T15">low</text:span><text:span text:style-name="T16">}</text:span></text:p>
      <text:p text:style-name="P76"/>
      <text:list xml:id="list3887957130579034405" text:style-name="L11">
        <text:list-item>
          <text:p text:style-name="P173"><text:span text:style-name="T1">Insist</text:span> <text:span text:style-name="T61">—</text:span> <text:span text:style-name="T137">a negotiator can i</text:span><text:span text:style-name="T51">nsist on the </text:span><text:span text:style-name="T52">whole previous </text:span><text:span text:style-name="T51">offer </text:span><text:span text:style-name="T52">or on the part of the </text:span><text:span text:style-name="T53">offer</text:span><text:span text:style-name="T51">. The precondition is that the attribute</text:span><text:span text:style-name="T74">s</text:span><text:span text:style-name="T51"> </text:span><text:span text:style-name="T53">or attribute</text:span><text:span text:style-name="T74">s with</text:span><text:span text:style-name="T53"> </text:span><text:span text:style-name="T74">corresponding </text:span><text:span text:style-name="T51">value</text:span><text:span text:style-name="T74">s</text:span><text:span text:style-name="T51"> should be offered </text:span><text:span text:style-name="T53">previously </text:span><text:span text:style-name="T52">by the same participant</text:span><text:span text:style-name="T51">.</text:span></text:p>
        </text:list-item>
      </text:list>
      <text:p text:style-name="P10"/>
      <text:p text:style-name="P11"><text:tab/>- <text:span text:style-name="T97">I offer you the salary of 120,000</text:span></text:p>
      <text:p text:style-name="P22"><text:span text:style-name="T17"><text:tab/>Offer</text:span><text:span text:style-name="T1">:</text:span><text:span text:style-name="T17">{Salary: 1</text:span><text:span text:style-name="T33">2</text:span><text:span text:style-name="T17">0,000 </text:span><text:span text:style-name="T33">USD</text:span><text:span text:style-name="T17">}</text:span></text:p>
      <text:p text:style-name="P21"><text:tab/>- …</text:p>
      <text:p text:style-name="P18"><text:tab/>- I insist on my offer</text:p>
      <text:p text:style-name="P22"><text:span text:style-name="T18"><text:tab/>Insist</text:span><text:span text:style-name="T1">: </text:span><text:span text:style-name="T18">true</text:span></text:p>
      <text:p text:style-name="P17"/>
      <text:p text:style-name="P12"><text:tab/>- <text:span text:style-name="T97">I offer you the salary of 120,000</text:span></text:p>
      <text:p text:style-name="P23"><text:span text:style-name="T17"><text:tab/>Offer</text:span><text:span text:style-name="T1">:</text:span><text:span text:style-name="T17">{Salary: 1</text:span><text:span text:style-name="T33">2</text:span><text:span text:style-name="T17">0,000 </text:span><text:span text:style-name="T33">USD</text:span><text:span text:style-name="T17">}</text:span></text:p>
      <text:p text:style-name="P21"><text:soft-page-break/><text:tab/>- …</text:p>
      <text:p text:style-name="P19"><text:tab/>- I insist on <text:span text:style-name="T98">the salary</text:span></text:p>
      <text:p text:style-name="P25"><text:tab/><text:span text:style-name="T138">Insist</text:span>: <text:span text:style-name="T139">Salary</text:span></text:p>
      <text:p text:style-name="P17"/>
      <text:p text:style-name="P13"><text:tab/>- <text:span text:style-name="T97">I offer you the salary of 60,000</text:span></text:p>
      <text:p text:style-name="P24"><text:span text:style-name="T17"><text:tab/>Offer</text:span><text:span text:style-name="T1">:</text:span><text:span text:style-name="T17">{Salary: </text:span><text:span text:style-name="T45">6</text:span><text:span text:style-name="T17">0,000 </text:span><text:span text:style-name="T33">USD</text:span><text:span text:style-name="T17">}</text:span></text:p>
      <text:p text:style-name="P21"><text:tab/>- …</text:p>
      <text:p text:style-name="P20"><text:tab/>- I insist on <text:span text:style-name="T98">the salary of 60,000</text:span></text:p>
      <text:p text:style-name="P24"><text:span text:style-name="T19"><text:tab/>Insist</text:span><text:span text:style-name="T1">:</text:span><text:span text:style-name="T17">{Salary: </text:span><text:span text:style-name="T45">6</text:span><text:span text:style-name="T17">0,000 </text:span><text:span text:style-name="T33">USD</text:span><text:span text:style-name="T17">}</text:span></text:p>
      <text:p text:style-name="P17"/>
      <text:list xml:id="list4691794506526633921" text:style-name="L12">
        <text:list-item>
          <text:p text:style-name="P174"><text:span text:style-name="T1">Greet</text:span><text:span text:style-name="T54"> – a </text:span><text:span text:style-name="T52">negotiator</text:span><text:span text:style-name="T54"> can greet the other </text:span><text:span text:style-name="T76">part</text:span><text:span text:style-name="T54">.</text:span></text:p>
        </text:list-item>
      </text:list>
      <text:p text:style-name="P4"/>
      <text:p text:style-name="P53"><text:span text:style-name="T88"><text:tab/>- </text:span><text:span text:style-name="T93">Hello. Nice to see you.</text:span></text:p>
      <text:p text:style-name="P102"><text:tab/>Greet: true</text:p>
      <text:p text:style-name="P44"/>
      <text:list xml:id="list8281503390157498772" text:style-name="L13">
        <text:list-item>
          <text:p text:style-name="P175"><text:span text:style-name="T1">Quit</text:span> <text:span text:style-name="T61">—</text:span><text:span text:style-name="T107"> a negotiator can opt-out the negotiation. </text:span></text:p>
        </text:list-item>
      </text:list>
      <text:p text:style-name="P15"/>
      <text:p text:style-name="P36"><text:tab/>- <text:span text:style-name="T100">I</text:span> don<text:span text:style-name="T100">'</text:span>t want to employ you.</text:p>
      <text:p text:style-name="P34"><text:span text:style-name="T21"><text:tab/></text:span><text:span text:style-name="T22">Quit</text:span><text:span text:style-name="T21">: true</text:span></text:p>
      <text:p text:style-name="P15"/>
      <text:p text:style-name="P36"><text:tab/>- <text:span text:style-name="T100">I want to opt out</text:span>.</text:p>
      <text:p text:style-name="P34"><text:span text:style-name="T21"><text:tab/></text:span><text:span text:style-name="T22">Quit</text:span><text:span text:style-name="T21">: true</text:span></text:p>
      <text:p text:style-name="P32"/>
      <text:list xml:id="list9110082975199327829" text:style-name="L14">
        <text:list-item>
          <text:p text:style-name="P176"><text:span text:style-name="T1">Query </text:span><text:span text:style-name="T61">—</text:span><text:span text:style-name="T1"> </text:span><text:span text:style-name="T55">q</text:span><text:span text:style-name="T141">uery is a meta intent. Query intent is used in compatible with other labels. </text:span><text:span text:style-name="T34">Query</text:span><text:span text:style-name="T141"> with a label that contains a </text:span><text:span text:style-name="T77">value</text:span><text:span text:style-name="T141"> is compatible to Yes-No question. </text:span></text:p>
        </text:list-item>
      </text:list>
      <text:p text:style-name="P14"><text:tab/></text:p>
      <text:p text:style-name="P37"><text:span text:style-name="T1"><text:tab/>- </text:span><text:span text:style-name="T83">Do you reject a salary of 120,000 USD</text:span>?</text:p>
      <text:p text:style-name="P35"><text:tab/>Query:<text:span text:style-name="T143">{Reject</text:span>:<text:span text:style-name="T143">{Salary</text:span>:<text:span text:style-name="T174">120,000 USD}}<text:tab/></text:span></text:p>
      <text:p text:style-name="P14"><text:tab/></text:p>
      <text:p text:style-name="P45"><text:span text:style-name="T1"><text:tab/>- </text:span><text:span text:style-name="T83">Do you accept a salary of 60,000 USD</text:span>?</text:p>
      <text:p text:style-name="P121"><text:span text:style-name="T1"><text:tab/>Query:</text:span><text:span text:style-name="T23">{</text:span><text:span text:style-name="T32">Accept:{</text:span><text:span text:style-name="T1">Salary:</text:span><text:span text:style-name="T24">60,</text:span><text:span text:style-name="T25">000 USD</text:span><text:span text:style-name="T23">}</text:span><text:span text:style-name="T32">}</text:span></text:p>
      <text:p text:style-name="P108"/>
      <text:p text:style-name="P141"><text:tab/>- <text:span text:style-name="T84">Can you offer the salary of 120,000 USD?</text:span></text:p>
      <text:p text:style-name="P47"><text:span text:style-name="T117"><text:tab/>Query:</text:span><text:span text:style-name="T118">{</text:span><text:span text:style-name="T122">Offer</text:span><text:span text:style-name="T119">:{</text:span><text:span text:style-name="T117">Salary:</text:span><text:span text:style-name="T122">120</text:span><text:span text:style-name="T120">,</text:span><text:span text:style-name="T121">000 USD</text:span><text:span text:style-name="T118">}</text:span><text:span text:style-name="T119">}</text:span></text:p>
      <text:p text:style-name="P109"/>
      <text:p text:style-name="P77"><text:tab/><text:span text:style-name="T35">Query</text:span><text:span text:style-name="T84"> with </text:span><text:span text:style-name="T36">Accept, Reject, Insist </text:span><text:span text:style-name="T185">is compatible to Yes-No question.</text:span></text:p>
      <text:p text:style-name="P77"/>
      <text:p text:style-name="P140"><text:tab/>- <text:span text:style-name="T84">Do you accept my offer?</text:span></text:p>
      <text:p text:style-name="P48"><text:span text:style-name="T117"><text:tab/>Query</text:span><text:span text:style-name="T111">: </text:span><text:span text:style-name="T117">Accept</text:span></text:p>
      <text:p text:style-name="P80"/>
      <text:p text:style-name="P78"><text:tab/><text:span text:style-name="T37">Query</text:span><text:span text:style-name="T183"> with </text:span><text:span text:style-name="T37">Offer</text:span><text:span text:style-name="T183"> only is compatible to WH question and as the answer to this question the opponent should give an offer.</text:span></text:p>
      <text:p text:style-name="P142"><text:tab/>- <text:span text:style-name="T183">What do you have to offer?</text:span></text:p>
      <text:p text:style-name="P49"><text:span text:style-name="T117"><text:tab/>Query</text:span><text:span text:style-name="T111">: </text:span><text:span text:style-name="T123">Offer</text:span></text:p>
      <text:p text:style-name="P78"><text:span text:style-name="T127"><text:tab/>- </text:span><text:span text:style-name="T131">I offer you a salary of 60,000 USD</text:span></text:p>
      <text:p text:style-name="P116"><text:soft-page-break/><text:tab/>Offer: {Salary: 60,000 USD}</text:p>
      <text:p text:style-name="P111"/>
      <text:p text:style-name="P79"><text:span text:style-name="T127"><text:tab/></text:span><text:span text:style-name="T128">Query </text:span><text:span text:style-name="T132">with label that consists of Issues without Values is compatible to WH-question.</text:span></text:p>
      <text:p text:style-name="P143"><text:tab/>- <text:span text:style-name="T184">Which salary do you offer?</text:span></text:p>
      <text:p text:style-name="P50"><text:span text:style-name="T117"><text:tab/>Query</text:span><text:span text:style-name="T111">: </text:span><text:span text:style-name="T125">{</text:span><text:span text:style-name="T123">Offer: </text:span><text:span text:style-name="T124">Salary</text:span><text:span text:style-name="T125">}</text:span></text:p>
      <text:p text:style-name="P112"/>
      <text:p text:style-name="P144"><text:tab/>- <text:span text:style-name="T184">Which position do you prefer?</text:span></text:p>
      <text:p text:style-name="P51"><text:span text:style-name="T117"><text:tab/>Query</text:span><text:span text:style-name="T111">: </text:span><text:span text:style-name="T124">{</text:span><text:span text:style-name="T123">Offer: </text:span><text:span text:style-name="T124">Jon Description}</text:span></text:p>
      <text:p text:style-name="P114"/>
      <text:p text:style-name="P145"><text:span text:style-name="T129"><text:tab/>- </text:span><text:span text:style-name="T130">Do you want leased car?</text:span></text:p>
      <text:p text:style-name="P145"><text:span text:style-name="T117"><text:tab/>Query</text:span><text:span text:style-name="T125">: </text:span><text:span text:style-name="T124">{</text:span><text:span text:style-name="T123">Offer: </text:span><text:span text:style-name="T126">Leased car</text:span><text:span text:style-name="T124">}</text:span></text:p>
      <text:p text:style-name="P115"/>
      <text:p text:style-name="P115"/>
      <text:p text:style-name="P113"/>
      <text:p text:style-name="P110"/>
      <text:p text:style-name="P93"><text:tab/></text:p>
      <text:p text:style-name="P46"/>
      <text:p text:style-name="P5"/>
      <text:p text:style-name="P154">Annotation of complex sentences</text:p>
      <text:p text:style-name="P16"/>
      <text:p text:style-name="P16"/>
      <text:list xml:id="list8480298219058294485" text:style-name="L15">
        <text:list-item>
          <text:p text:style-name="P185">Conditional sentences.</text:p>
        </text:list-item>
      </text:list>
      <text:p text:style-name="P148"><text:tab/><text:span text:style-name="T88">- I offer you a salary of 60,000 USD</text:span></text:p>
      <text:p text:style-name="P57"><text:tab/>Offer:{Salary:60,000 USD}</text:p>
      <text:p text:style-name="P139"><text:tab/>- I accept 60,000 USD only with 20% pension</text:p>
      <text:p text:style-name="P56"><text:tab/>Offer:{Salary:60,000 USD, Pension fund: 20%}</text:p>
      <text:p text:style-name="P58"/>
      <text:list xml:id="list6753887307803435029" text:style-name="L16">
        <text:list-item>
          <text:p text:style-name="P186">Acknowledgement and Refusal</text:p>
        </text:list-item>
      </text:list>
      <text:p text:style-name="P81"><text:tab/>Acknowledgement are the words <text:span text:style-name="T106">like </text:span>“yes”, “OK”, “yeah”. Refusal are the words <text:span text:style-name="T106">like </text:span>“no”, “nope”. <text:s/>If they are the single words in the sentence annotate them <text:span text:style-name="T104">correspondingly</text:span> <text:span text:style-name="T104">to </text:span><text:span text:style-name="T1">Accept:</text:span><text:span text:style-name="T4">true</text:span> and <text:span text:style-name="T1">Reject:</text:span><text:span text:style-name="T4">true</text:span><text:span text:style-name="T1">.</text:span></text:p>
      <text:p text:style-name="P81"><text:tab/><text:span text:style-name="T104">More often they are followed by phrases, like on the example</text:span></text:p>
      <text:p text:style-name="P81"/>
      <text:p text:style-name="P146"><text:tab/>-<text:span text:style-name="T104">I offer you a salary of 60K USD.</text:span></text:p>
      <text:p text:style-name="P147"><text:tab/>-<text:span text:style-name="T104">OK, I accept this salary. </text:span></text:p>
      <text:p text:style-name="P107"><text:tab/>Accept:Salary</text:p>
      <text:p text:style-name="P81"/>
      <text:p text:style-name="P82"><text:tab/><text:span text:style-name="T105">In this case ignore a</text:span>cknowledgement<text:span text:style-name="T105">s and r</text:span>efusal<text:span text:style-name="T105">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
    <meta:editing-cycles>382</meta:editing-cycles>
    <dc:date>2015-10-12T19:20:56.084207855</dc:date>
    <meta:editing-duration>P1DT2H16M35S</meta:editing-duration>
    <meta:document-statistic meta:table-count="1" meta:image-count="0" meta:object-count="0" meta:page-count="10" meta:paragraph-count="237" meta:word-count="1833" meta:character-count="11679" meta:non-whitespace-character-count="9600"/>
  </office:meta>
</office:document-meta>
</file>